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2E00000085B0EE404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847in" fo:margin-left="0.0951in" fo:margin-top="0in" fo:margin-bottom="0in" table:align="left" style:writing-mode="lr-tb"/>
    </style:style>
    <style:style style:name="Table1.A" style:family="table-column">
      <style:table-column-properties style:column-width="3.1479in"/>
    </style:style>
    <style:style style:name="Table1.B" style:family="table-column">
      <style:table-column-properties style:column-width="1.3125in"/>
    </style:style>
    <style:style style:name="Table1.C" style:family="table-column">
      <style:table-column-properties style:column-width="0.8125in"/>
    </style:style>
    <style:style style:name="Table1.D" style:family="table-column">
      <style:table-column-properties style:column-width="2.0118in"/>
    </style:style>
    <style:style style:name="Table1.1" style:family="table-row">
      <style:table-row-properties fo:keep-together="auto"/>
    </style:style>
    <style:style style:name="Table1.A1" style:family="table-cell">
      <style:table-cell-properties fo:background-color="#ffffff" fo:padding-left="0.0681in" fo:padding-right="0.075in" fo:padding-top="0in" fo:padding-bottom="0in" fo:border="0.5pt solid #00000a">
        <style:background-image/>
      </style:table-cell-properties>
    </style:style>
    <style:style style:name="Table2" style:family="table">
      <style:table-properties style:width="7.2743in" fo:margin-left="0.0951in" fo:margin-top="0in" fo:margin-bottom="0in" table:align="left" style:writing-mode="lr-tb"/>
    </style:style>
    <style:style style:name="Table2.A" style:family="table-column">
      <style:table-column-properties style:column-width="0.8097in"/>
    </style:style>
    <style:style style:name="Table2.B" style:family="table-column">
      <style:table-column-properties style:column-width="0.5979in"/>
    </style:style>
    <style:style style:name="Table2.C" style:family="table-column">
      <style:table-column-properties style:column-width="0.766in"/>
    </style:style>
    <style:style style:name="Table2.D" style:family="table-column">
      <style:table-column-properties style:column-width="0.65in"/>
    </style:style>
    <style:style style:name="Table2.E" style:family="table-column">
      <style:table-column-properties style:column-width="0.6597in"/>
    </style:style>
    <style:style style:name="Table2.F" style:family="table-column">
      <style:table-column-properties style:column-width="0.7625in"/>
    </style:style>
    <style:style style:name="Table2.G" style:family="table-column">
      <style:table-column-properties style:column-width="1.0208in"/>
    </style:style>
    <style:style style:name="Table2.H" style:family="table-column">
      <style:table-column-properties style:column-width="0.9938in"/>
    </style:style>
    <style:style style:name="Table2.I" style:family="table-column">
      <style:table-column-properties style:column-width="1.0132in"/>
    </style:style>
    <style:style style:name="Table2.1" style:family="table-row">
      <style:table-row-properties style:min-row-height="0.3292in" fo:keep-together="auto"/>
    </style:style>
    <style:style style:name="Table2.A1" style:family="table-cell">
      <style:table-cell-properties fo:background-color="#d9d9d9" fo:padding-left="0.0681in" fo:padding-right="0.075in" fo:padding-top="0in" fo:padding-bottom="0in" fo:border="0.5pt solid #000001">
        <style:background-image/>
      </style:table-cell-properties>
    </style:style>
    <style:style style:name="Table2.D1" style:family="table-cell">
      <style:table-cell-properties fo:background-color="#d9d9d9" fo:padding-left="0.0681in" fo:padding-right="0.075in" fo:padding-top="0in" fo:padding-bottom="0in" fo:border-left="0.5pt solid #00000a" fo:border-right="0.5pt solid #00000a" fo:border-top="0.5pt solid #000001" fo:border-bottom="0.5pt solid #000001">
        <style:background-image/>
      </style:table-cell-properties>
    </style:style>
    <style:style style:name="Table2.F1" style:family="table-cell">
      <style:table-cell-properties fo:background-color="#ffffff" fo:padding-left="0.0681in" fo:padding-right="0.075in" fo:padding-top="0in" fo:padding-bottom="0in" fo:border-left="0.5pt solid #00000a" fo:border-right="0.5pt solid #000001" fo:border-top="0.5pt solid #000001" fo:border-bottom="0.5pt solid #000001">
        <style:background-image/>
      </style:table-cell-properties>
    </style:style>
    <style:style style:name="Table2.2" style:family="table-row">
      <style:table-row-properties style:min-row-height="0.3785in" fo:keep-together="auto"/>
    </style:style>
    <style:style style:name="Table2.C2" style:family="table-cell">
      <style:table-cell-properties fo:background-color="#d9d9d9" fo:padding-left="0.0681in" fo:padding-right="0.075in" fo:padding-top="0in" fo:padding-bottom="0in" fo:border-left="0.5pt solid #00000a" fo:border-right="0.5pt solid #000001" fo:border-top="0.5pt solid #000001" fo:border-bottom="0.5pt solid #000001">
        <style:background-image/>
      </style:table-cell-properties>
    </style:style>
    <style:style style:name="Table2.3" style:family="table-row">
      <style:table-row-properties style:min-row-height="0.5201in" fo:keep-together="auto"/>
    </style:style>
    <style:style style:name="Table2.B3" style:family="table-cell">
      <style:table-cell-properties fo:background-color="#ffffff" fo:padding-left="0.0681in" fo:padding-right="0.075in" fo:padding-top="0in" fo:padding-bottom="0in" fo:border="0.5pt solid #000001">
        <style:background-image/>
      </style:table-cell-properties>
    </style:style>
    <style:style style:name="Table2.4" style:family="table-row">
      <style:table-row-properties style:min-row-height="0.4236in" fo:keep-together="auto"/>
    </style:style>
    <style:style style:name="Table3" style:family="table">
      <style:table-properties style:width="7.5104in" fo:margin-left="-0.0785in" fo:margin-top="0in" fo:margin-bottom="0in" table:align="left" style:writing-mode="lr-tb"/>
    </style:style>
    <style:style style:name="Table3.A" style:family="table-column">
      <style:table-column-properties style:column-width="3.8222in"/>
    </style:style>
    <style:style style:name="Table3.B" style:family="table-column">
      <style:table-column-properties style:column-width="3.6875in"/>
    </style:style>
    <style:style style:name="Table3.1" style:family="table-row">
      <style:table-row-properties style:min-row-height="0.2292in" fo:keep-together="auto"/>
    </style:style>
    <style:style style:name="Table3.A1" style:family="table-cell">
      <style:table-cell-properties fo:background-color="#bfbfbf" fo:padding-left="0.0681in" fo:padding-right="0.075in" fo:padding-top="0in" fo:padding-bottom="0in" fo:border="0.5pt solid #000001">
        <style:background-image/>
      </style:table-cell-properties>
    </style:style>
    <style:style style:name="Table3.2" style:family="table-row">
      <style:table-row-properties style:min-row-height="0.3229in" fo:keep-together="auto"/>
    </style:style>
    <style:style style:name="Table3.A2" style:family="table-cell">
      <style:table-cell-properties fo:background-color="#ffffff" fo:padding-left="0.0681in" fo:padding-right="0.075in" fo:padding-top="0in" fo:padding-bottom="0in" fo:border="0.5pt solid #000001">
        <style:background-image/>
      </style:table-cell-properties>
    </style:style>
    <style:style style:name="Table3.3" style:family="table-row">
      <style:table-row-properties style:min-row-height="4.0993in" fo:keep-together="auto"/>
    </style:style>
    <style:style style:name="Table3.4" style:family="table-row">
      <style:table-row-properties style:min-row-height="2.7243in" fo:keep-together="auto"/>
    </style:style>
    <style:style style:name="Table4" style:family="table">
      <style:table-properties style:width="7.5104in" fo:margin-left="-0.0785in" fo:margin-top="0in" fo:margin-bottom="0in" fo:break-before="page" table:align="left" style:writing-mode="lr-tb"/>
    </style:style>
    <style:style style:name="Table4.A" style:family="table-column">
      <style:table-column-properties style:column-width="4.0736in"/>
    </style:style>
    <style:style style:name="Table4.B" style:family="table-column">
      <style:table-column-properties style:column-width="3.4361in"/>
    </style:style>
    <style:style style:name="Table4.1" style:family="table-row">
      <style:table-row-properties style:min-row-height="0.2292in" fo:keep-together="auto"/>
    </style:style>
    <style:style style:name="Table4.A1" style:family="table-cell">
      <style:table-cell-properties fo:background-color="#bfbfbf" fo:padding-left="0.0681in" fo:padding-right="0.075in" fo:padding-top="0in" fo:padding-bottom="0in" fo:border="0.5pt solid #000001">
        <style:background-image/>
      </style:table-cell-properties>
    </style:style>
    <style:style style:name="Table4.2" style:family="table-row">
      <style:table-row-properties style:min-row-height="0.3229in" fo:keep-together="auto"/>
    </style:style>
    <style:style style:name="Table4.A2" style:family="table-cell">
      <style:table-cell-properties fo:background-color="#ffffff" fo:padding-left="0.0681in" fo:padding-right="0.075in" fo:padding-top="0in" fo:padding-bottom="0in" fo:border="0.5pt solid #000001">
        <style:background-image/>
      </style:table-cell-properties>
    </style:style>
    <style:style style:name="Table4.3" style:family="table-row">
      <style:table-row-properties style:min-row-height="0.1in" fo:keep-together="auto"/>
    </style:style>
    <style:style style:name="Table5" style:family="table">
      <style:table-properties style:width="10.3097in" fo:margin-left="-0.5042in" fo:margin-top="0in" fo:margin-bottom="0in" table:align="left" style:writing-mode="lr-tb"/>
    </style:style>
    <style:style style:name="Table5.A" style:family="table-column">
      <style:table-column-properties style:column-width="0.9958in"/>
    </style:style>
    <style:style style:name="Table5.B" style:family="table-column">
      <style:table-column-properties style:column-width="0.6264in"/>
    </style:style>
    <style:style style:name="Table5.C" style:family="table-column">
      <style:table-column-properties style:column-width="3.2479in"/>
    </style:style>
    <style:style style:name="Table5.D" style:family="table-column">
      <style:table-column-properties style:column-width="0.6847in"/>
    </style:style>
    <style:style style:name="Table5.E" style:family="table-column">
      <style:table-column-properties style:column-width="0.5604in"/>
    </style:style>
    <style:style style:name="Table5.F" style:family="table-column">
      <style:table-column-properties style:column-width="0.625in"/>
    </style:style>
    <style:style style:name="Table5.G" style:family="table-column">
      <style:table-column-properties style:column-width="0.8708in"/>
    </style:style>
    <style:style style:name="Table5.H" style:family="table-column">
      <style:table-column-properties style:column-width="0.6299in"/>
    </style:style>
    <style:style style:name="Table5.I" style:family="table-column">
      <style:table-column-properties style:column-width="0.1847in"/>
    </style:style>
    <style:style style:name="Table5.J" style:family="table-column">
      <style:table-column-properties style:column-width="0.5569in"/>
    </style:style>
    <style:style style:name="Table5.K" style:family="table-column">
      <style:table-column-properties style:column-width="0.7472in"/>
    </style:style>
    <style:style style:name="Table5.L" style:family="table-column">
      <style:table-column-properties style:column-width="0.5785in"/>
    </style:style>
    <style:style style:name="Table5.1" style:family="table-row">
      <style:table-row-properties style:min-row-height="0.3507in" fo:keep-together="auto"/>
    </style:style>
    <style:style style:name="Table5.A1" style:family="table-cell">
      <style:table-cell-properties fo:background-color="#ffffff" fo:padding-left="0.0681in" fo:padding-right="0.075in" fo:padding-top="0in" fo:padding-bottom="0in" fo:border="0.5pt solid #00000a">
        <style:background-image/>
      </style:table-cell-properties>
    </style:style>
    <style:style style:name="Table5.2" style:family="table-row">
      <style:table-row-properties style:min-row-height="0.5451in" fo:keep-together="auto"/>
    </style:style>
    <style:style style:name="Table5.3" style:family="table-row">
      <style:table-row-properties style:min-row-height="0.3632in" fo:keep-together="auto"/>
    </style:style>
    <style:style style:name="Table5.I3" style:family="table-cell">
      <style:table-cell-properties fo:background-color="#a6a6a6" fo:padding-left="0.0681in" fo:padding-right="0.075in" fo:padding-top="0in" fo:padding-bottom="0in" fo:border="0.5pt solid #00000a">
        <style:background-image/>
      </style:table-cell-properties>
    </style:style>
    <style:style style:name="Table5.4" style:family="table-row">
      <style:table-row-properties style:min-row-height="0.2257in" fo:keep-together="auto"/>
    </style:style>
    <style:style style:name="Table5.5" style:family="table-row">
      <style:table-row-properties style:min-row-height="0.2507in" fo:keep-together="auto"/>
    </style:style>
    <style:style style:name="Table5.6" style:family="table-row">
      <style:table-row-properties style:min-row-height="0.2382in" fo:keep-together="auto"/>
    </style:style>
    <style:style style:name="Table5.A10" style:family="table-cell">
      <style:table-cell-properties fo:background-color="#bfbfbf" fo:padding-left="0.0681in" fo:padding-right="0.075in" fo:padding-top="0in" fo:padding-bottom="0in" fo:border="0.5pt solid #00000a">
        <style:background-image/>
      </style:table-cell-properties>
    </style:style>
    <style:style style:name="Table5.11" style:family="table-row">
      <style:table-row-properties style:min-row-height="1.0507in" fo:keep-together="auto"/>
    </style:style>
    <style:style style:name="Table5.12" style:family="table-row">
      <style:table-row-properties style:min-row-height="0.1493in" fo:keep-together="auto"/>
    </style:style>
    <style:style style:name="Table5.13" style:family="table-row">
      <style:table-row-properties style:min-row-height="1.1882in" fo:keep-together="auto"/>
    </style:style>
    <style:style style:name="Table6" style:family="table">
      <style:table-properties style:width="10.2389in" fo:margin-left="-0.4396in" fo:margin-top="0in" fo:margin-bottom="0in" table:align="left" style:writing-mode="lr-tb"/>
    </style:style>
    <style:style style:name="Table6.A" style:family="table-column">
      <style:table-column-properties style:column-width="1.2465in"/>
    </style:style>
    <style:style style:name="Table6.B" style:family="table-column">
      <style:table-column-properties style:column-width="0.2514in"/>
    </style:style>
    <style:style style:name="Table6.C" style:family="table-column">
      <style:table-column-properties style:column-width="0.3389in"/>
    </style:style>
    <style:style style:name="Table6.D" style:family="table-column">
      <style:table-column-properties style:column-width="0.3174in"/>
    </style:style>
    <style:style style:name="Table6.E" style:family="table-column">
      <style:table-column-properties style:column-width="0.3181in"/>
    </style:style>
    <style:style style:name="Table6.F" style:family="table-column">
      <style:table-column-properties style:column-width="0.391in"/>
    </style:style>
    <style:style style:name="Table6.G" style:family="table-column">
      <style:table-column-properties style:column-width="0.2535in"/>
    </style:style>
    <style:style style:name="Table6.H" style:family="table-column">
      <style:table-column-properties style:column-width="0.3111in"/>
    </style:style>
    <style:style style:name="Table6.J" style:family="table-column">
      <style:table-column-properties style:column-width="0.3188in"/>
    </style:style>
    <style:style style:name="Table6.K" style:family="table-column">
      <style:table-column-properties style:column-width="0.4146in"/>
    </style:style>
    <style:style style:name="Table6.L" style:family="table-column">
      <style:table-column-properties style:column-width="0.2486in"/>
    </style:style>
    <style:style style:name="Table6.M" style:family="table-column">
      <style:table-column-properties style:column-width="0.0167in"/>
    </style:style>
    <style:style style:name="Table6.N" style:family="table-column">
      <style:table-column-properties style:column-width="0.5681in"/>
    </style:style>
    <style:style style:name="Table6.P" style:family="table-column">
      <style:table-column-properties style:column-width="0.2674in"/>
    </style:style>
    <style:style style:name="Table6.Q" style:family="table-column">
      <style:table-column-properties style:column-width="0.2472in"/>
    </style:style>
    <style:style style:name="Table6.R" style:family="table-column">
      <style:table-column-properties style:column-width="0.2479in"/>
    </style:style>
    <style:style style:name="Table6.S" style:family="table-column">
      <style:table-column-properties style:column-width="0.4361in"/>
    </style:style>
    <style:style style:name="Table6.U" style:family="table-column">
      <style:table-column-properties style:column-width="0.0236in"/>
    </style:style>
    <style:style style:name="Table6.V" style:family="table-column">
      <style:table-column-properties style:column-width="0.2847in"/>
    </style:style>
    <style:style style:name="Table6.X" style:family="table-column">
      <style:table-column-properties style:column-width="0.3104in"/>
    </style:style>
    <style:style style:name="Table6.Z" style:family="table-column">
      <style:table-column-properties style:column-width="0.309in"/>
    </style:style>
    <style:style style:name="Table6.a" style:family="table-column">
      <style:table-column-properties style:column-width="0.0368in"/>
    </style:style>
    <style:style style:name="Table6.b" style:family="table-column">
      <style:table-column-properties style:column-width="0.7104in"/>
    </style:style>
    <style:style style:name="Table6.c" style:family="table-column">
      <style:table-column-properties style:column-width="0.0361in"/>
    </style:style>
    <style:style style:name="Table6.d" style:family="table-column">
      <style:table-column-properties style:column-width="0.8771in"/>
    </style:style>
    <style:style style:name="Table6.1" style:family="table-row">
      <style:table-row-properties style:min-row-height="0.416in" fo:keep-together="always"/>
    </style:style>
    <style:style style:name="Table6.A1" style:family="table-cell">
      <style:table-cell-properties fo:background-color="#ffffff" fo:padding-left="0.0576in" fo:padding-right="0.075in" fo:padding-top="0in" fo:padding-bottom="0in" fo:border-left="1pt solid #00000a" fo:border-right="1pt solid #00000a" fo:border-top="1pt solid #00000a" fo:border-bottom="none">
        <style:background-image/>
      </style:table-cell-properties>
    </style:style>
    <style:style style:name="Table6.C1" style:family="table-cell">
      <style:table-cell-properties fo:background-color="#d9d9d9" fo:padding-left="0.0576in" fo:padding-right="0.075in" fo:padding-top="0in" fo:padding-bottom="0in" fo:border="1pt solid #00000a">
        <style:background-image/>
      </style:table-cell-properties>
    </style:style>
    <style:style style:name="Table6.N1" style:family="table-cell">
      <style:table-cell-properties fo:background-color="#a6a6a6" fo:padding-left="0.0576in" fo:padding-right="0.075in" fo:padding-top="0in" fo:padding-bottom="0in" fo:border-left="1pt solid #00000a" fo:border-right="1pt solid #00000a" fo:border-top="1pt solid #00000a" fo:border-bottom="none">
        <style:background-image/>
      </style:table-cell-properties>
    </style:style>
    <style:style style:name="Table6.A2" style:family="table-cell">
      <style:table-cell-properties fo:background-color="#ffffff" fo:padding-left="0.0576in" fo:padding-right="0.075in" fo:padding-top="0in" fo:padding-bottom="0in" fo:border-left="1pt solid #00000a" fo:border-right="1pt solid #00000a" fo:border-top="none" fo:border-bottom="none">
        <style:background-image/>
      </style:table-cell-properties>
    </style:style>
    <style:style style:name="Table6.C2" style:family="table-cell">
      <style:table-cell-properties fo:background-color="#ffffff" fo:padding-left="0.0576in" fo:padding-right="0.075in" fo:padding-top="0in" fo:padding-bottom="0in" fo:border="1pt solid #00000a">
        <style:background-image/>
      </style:table-cell-properties>
    </style:style>
    <style:style style:name="Table6.N2" style:family="table-cell">
      <style:table-cell-properties fo:background-color="#a6a6a6" fo:padding-left="0.0576in" fo:padding-right="0.075in" fo:padding-top="0in" fo:padding-bottom="0in" fo:border-left="1pt solid #00000a" fo:border-right="1pt solid #00000a" fo:border-top="none" fo:border-bottom="none">
        <style:background-image/>
      </style:table-cell-properties>
    </style:style>
    <style:style style:name="Table6.d2" style:family="table-cell">
      <style:table-cell-properties fo:background-color="#ffffff" fo:padding-left="0.0576in" fo:padding-right="0.075in" fo:padding-top="0in" fo:padding-bottom="0in" fo:border-left="1pt solid #00000a" fo:border-right="1pt solid #00000a" fo:border-top="none" fo:border-bottom="1pt solid #00000a">
        <style:background-image/>
      </style:table-cell-properties>
    </style:style>
    <style:style style:name="Table6.3" style:family="table-row">
      <style:table-row-properties style:row-height="0.8563in" fo:keep-together="always"/>
    </style:style>
    <style:style style:name="Table6.C3" style:family="table-cell">
      <style:table-cell-properties fo:background-color="#ffffff" fo:padding-left="0.0576in" fo:padding-right="0.075in" fo:padding-top="0in" fo:padding-bottom="0in" fo:border="1pt solid #00000a" style:writing-mode="lr-tb">
        <style:background-image/>
      </style:table-cell-properties>
    </style:style>
    <style:style style:name="Table6.M3" style:family="table-cell">
      <style:table-cell-properties fo:background-color="#a6a6a6" fo:padding-left="0.0576in" fo:padding-right="0.075in" fo:padding-top="0in" fo:padding-bottom="0in" fo:border-left="1pt solid #00000a" fo:border-right="1pt solid #00000a" fo:border-top="none" fo:border-bottom="1pt solid #00000a" style:writing-mode="lr-tb">
        <style:background-image/>
      </style:table-cell-properties>
    </style:style>
    <style:style style:name="Table6.4" style:family="table-row">
      <style:table-row-properties style:min-row-height="0.1139in" fo:keep-together="always"/>
    </style:style>
    <style:style style:name="Table6.8" style:family="table-row">
      <style:table-row-properties style:min-row-height="0.2049in" fo:keep-together="always"/>
    </style:style>
    <style:style style:name="Table6.12" style:family="table-row">
      <style:table-row-properties style:min-row-height="0.1688in" fo:keep-together="auto"/>
    </style:style>
    <style:style style:name="Table6.A12"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d12"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3" style:family="table-row">
      <style:table-row-properties style:min-row-height="0.1806in" fo:keep-together="auto"/>
    </style:style>
    <style:style style:name="Table6.A13"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B13" style:family="table-cell">
      <style:table-cell-properties fo:background-color="#ffffff" fo:padding-left="0.0785in" fo:padding-right="0.075in" fo:padding-top="0in" fo:padding-bottom="0in" fo:border="none">
        <style:background-image/>
      </style:table-cell-properties>
    </style:style>
    <style:style style:name="Table6.O13"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4" style:family="table-row">
      <style:table-row-properties style:min-row-height="0.4069in" fo:keep-together="auto"/>
    </style:style>
    <style:style style:name="Table6.A14"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B14" style:family="table-cell">
      <style:table-cell-properties fo:background-color="#ffffff" fo:padding-left="0.0785in" fo:padding-right="0.075in" fo:padding-top="0in" fo:padding-bottom="0in" fo:border="none">
        <style:background-image/>
      </style:table-cell-properties>
    </style:style>
    <style:style style:name="Table6.O14"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5" style:family="table-row">
      <style:table-row-properties style:min-row-height="0.4931in" fo:keep-together="auto"/>
    </style:style>
    <style:style style:name="Table6.A15" style:family="table-cell">
      <style:table-cell-properties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6.B15" style:family="table-cell">
      <style:table-cell-properties fo:background-color="#ffffff" fo:padding-left="0.0785in" fo:padding-right="0.075in" fo:padding-top="0in" fo:padding-bottom="0in" fo:border-left="none" fo:border-right="none" fo:border-top="none" fo:border-bottom="0.5pt solid #00000a">
        <style:background-image/>
      </style:table-cell-properties>
    </style:style>
    <style:style style:name="Table6.O15" style:family="table-cell">
      <style:table-cell-properties fo:background-color="#ffffff" fo:padding-left="0.0785in" fo:padding-right="0.075in" fo:padding-top="0in" fo:padding-bottom="0in" fo:border-left="none" fo:border-right="0.5pt solid #00000a" fo:border-top="none" fo:border-bottom="0.5pt solid #00000a">
        <style:background-image/>
      </style:table-cell-properties>
    </style:style>
    <style:style style:name="Table7" style:family="table">
      <style:table-properties style:width="7.3736in" fo:margin-left="-0.5042in" fo:margin-top="0in" fo:margin-bottom="0in" table:align="left" style:writing-mode="lr-tb"/>
    </style:style>
    <style:style style:name="Table7.A" style:family="table-column">
      <style:table-column-properties style:column-width="1.9382in"/>
    </style:style>
    <style:style style:name="Table7.B" style:family="table-column">
      <style:table-column-properties style:column-width="1.9063in"/>
    </style:style>
    <style:style style:name="Table7.C" style:family="table-column">
      <style:table-column-properties style:column-width="1.9653in"/>
    </style:style>
    <style:style style:name="Table7.D" style:family="table-column">
      <style:table-column-properties style:column-width="1.5632in"/>
    </style:style>
    <style:style style:name="Table7.1" style:family="table-row">
      <style:table-row-properties style:min-row-height="0.9236in" fo:keep-together="always"/>
    </style:style>
    <style:style style:name="Table7.A1" style:family="table-cell">
      <style:table-cell-properties fo:background-color="#ffffff" fo:padding-left="0.0681in" fo:padding-right="0.075in" fo:padding-top="0in" fo:padding-bottom="0in" fo:border="0.5pt solid #00000a">
        <style:background-image/>
      </style:table-cell-properties>
    </style:style>
    <style:style style:name="Table7.2" style:family="table-row">
      <style:table-row-properties style:min-row-height="0.4743in" fo:keep-together="always"/>
    </style:style>
    <style:style style:name="Table7.3" style:family="table-row">
      <style:table-row-properties style:min-row-height="1.0493in" fo:keep-together="always"/>
    </style:style>
    <style:style style:name="Table7.4" style:family="table-row">
      <style:table-row-properties style:min-row-height="0.991in" fo:keep-together="always"/>
    </style:style>
    <style:style style:name="Table7.5" style:family="table-row">
      <style:table-row-properties style:min-row-height="1.0174in" fo:keep-together="always"/>
    </style:style>
    <style:style style:name="Table7.6" style:family="table-row">
      <style:table-row-properties style:min-row-height="1.1181in" fo:keep-together="always"/>
    </style:style>
    <style:style style:name="Table8" style:family="table">
      <style:table-properties style:width="7.3722in" fo:margin-left="-0.5042in" fo:margin-top="0in" fo:margin-bottom="0in" table:align="left" style:writing-mode="lr-tb"/>
    </style:style>
    <style:style style:name="Table8.A" style:family="table-column">
      <style:table-column-properties style:column-width="1.4139in"/>
    </style:style>
    <style:style style:name="Table8.B" style:family="table-column">
      <style:table-column-properties style:column-width="1.9354in"/>
    </style:style>
    <style:style style:name="Table8.C" style:family="table-column">
      <style:table-column-properties style:column-width="1.1521in"/>
    </style:style>
    <style:style style:name="Table8.D" style:family="table-column">
      <style:table-column-properties style:column-width="2.8701in"/>
    </style:style>
    <style:style style:name="Table8.1" style:family="table-row">
      <style:table-row-properties style:min-row-height="0.5333in" fo:keep-together="auto"/>
    </style:style>
    <style:style style:name="Table8.A1" style:family="table-cell">
      <style:table-cell-properties fo:background-color="#ffffff" fo:padding-left="0.0681in" fo:padding-right="0.075in" fo:padding-top="0in" fo:padding-bottom="0in" fo:border="0.5pt solid #000001">
        <style:background-image/>
      </style:table-cell-properties>
    </style:style>
    <style:style style:name="Table8.2" style:family="table-row">
      <style:table-row-properties style:min-row-height="0.3479in" fo:keep-together="auto"/>
    </style:style>
    <style:style style:name="Table8.4" style:family="table-row">
      <style:table-row-properties style:min-row-height="0.3597in" fo:keep-together="auto"/>
    </style:style>
    <style:style style:name="Table9" style:family="table">
      <style:table-properties style:width="7.3104in" fo:margin-left="-0.5042in" fo:margin-top="0in" fo:margin-bottom="0in" table:align="left" style:writing-mode="lr-tb"/>
    </style:style>
    <style:style style:name="Table9.A" style:family="table-column">
      <style:table-column-properties style:column-width="1.7764in"/>
    </style:style>
    <style:style style:name="Table9.B" style:family="table-column">
      <style:table-column-properties style:column-width="2.3611in"/>
    </style:style>
    <style:style style:name="Table9.C" style:family="table-column">
      <style:table-column-properties style:column-width="1.5736in"/>
    </style:style>
    <style:style style:name="Table9.D" style:family="table-column">
      <style:table-column-properties style:column-width="1.5986in"/>
    </style:style>
    <style:style style:name="Table9.1" style:family="table-row">
      <style:table-row-properties style:min-row-height="0.5868in" fo:keep-together="auto"/>
    </style:style>
    <style:style style:name="Table9.A1" style:family="table-cell">
      <style:table-cell-properties fo:background-color="#ffffff" fo:padding-left="0.0681in" fo:padding-right="0.075in" fo:padding-top="0in" fo:padding-bottom="0in" fo:border="0.5pt solid #000001">
        <style:background-image/>
      </style:table-cell-properties>
    </style:style>
    <style:style style:name="Table9.2" style:family="table-row">
      <style:table-row-properties style:min-row-height="0.6215in" fo:keep-together="auto"/>
    </style:style>
    <style:style style:name="Table9.4" style:family="table-row">
      <style:table-row-properties style:min-row-height="0.834in" fo:keep-together="auto"/>
    </style:style>
    <style:style style:name="Table10" style:family="table">
      <style:table-properties style:width="7.3104in" fo:margin-left="-0.5042in" fo:margin-top="0in" fo:margin-bottom="0in" table:align="left" style:writing-mode="lr-tb"/>
    </style:style>
    <style:style style:name="Table10.A" style:family="table-column">
      <style:table-column-properties style:column-width="1.9583in"/>
    </style:style>
    <style:style style:name="Table10.B" style:family="table-column">
      <style:table-column-properties style:column-width="5.3514in"/>
    </style:style>
    <style:style style:name="Table10.1" style:family="table-row">
      <style:table-row-properties style:min-row-height="0.3667in" fo:keep-together="always"/>
    </style:style>
    <style:style style:name="Table10.A1" style:family="table-cell">
      <style:table-cell-properties fo:background-color="#ffffff" fo:padding-left="0.0681in" fo:padding-right="0.075in" fo:padding-top="0in" fo:padding-bottom="0in" fo:border="0.5pt solid #00000a">
        <style:background-image/>
      </style:table-cell-properties>
    </style:style>
    <style:style style:name="Table10.2" style:family="table-row">
      <style:table-row-properties style:min-row-height="1.0243in" fo:keep-together="always"/>
    </style:style>
    <style:style style:name="Table10.3" style:family="table-row">
      <style:table-row-properties style:min-row-height="0.8174in" fo:keep-together="always"/>
    </style:style>
    <style:style style:name="Table10.5" style:family="table-row">
      <style:table-row-properties style:min-row-height="3.4389in"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ill Sans MT" fo:font-size="16pt" fo:font-weight="bold" style:font-size-asian="16pt" style:font-weight-asian="bold" style:font-size-complex="16pt"/>
    </style:style>
    <style:style style:name="P3" style:family="paragraph" style:parent-style-name="Standard">
      <style:text-properties style:font-name="Gill Sans MT" fo:font-size="10pt" fo:font-weight="bold" style:font-size-asian="10pt" style:font-weight-asian="bold" style:font-size-complex="10pt"/>
    </style:style>
    <style:style style:name="P4" style:family="paragraph" style:parent-style-name="Standard">
      <style:paragraph-properties fo:text-align="center" style:justify-single-word="false"/>
      <style:text-properties style:font-name="Gill Sans MT" fo:font-size="10pt" fo:font-weight="bold" style:font-size-asian="10pt" style:font-weight-asian="bold" style:font-size-complex="10pt"/>
    </style:style>
    <style:style style:name="P5" style:family="paragraph" style:parent-style-name="Standard">
      <style:paragraph-properties fo:text-align="center" style:justify-single-word="false"/>
      <style:text-properties style:font-name="Gill Sans MT" fo:font-size="10pt" fo:font-weight="bold" style:font-size-asian="10pt" style:font-weight-asian="bold" style:font-size-complex="10pt" style:font-weight-complex="bold"/>
    </style:style>
    <style:style style:name="P6" style:family="paragraph" style:parent-style-name="Standard">
      <style:paragraph-properties fo:line-height="150%" fo:text-align="center" style:justify-single-word="false"/>
      <style:text-properties style:font-name="Gill Sans MT" fo:font-size="10pt" fo:font-weight="bold" style:font-size-asian="10pt" style:font-weight-asian="bold" style:font-size-complex="10pt"/>
    </style:style>
    <style:style style:name="P7" style:family="paragraph" style:parent-style-name="Standard">
      <style:text-properties style:font-name="Gill Sans MT" fo:font-size="10pt" fo:font-style="italic" style:font-size-asian="10pt" style:font-style-asian="italic" style:font-size-complex="10pt"/>
    </style:style>
    <style:style style:name="P8" style:family="paragraph" style:parent-style-name="Standard">
      <style:text-properties style:font-name="Gill Sans MT" fo:font-size="10pt" fo:font-style="italic" fo:font-weight="bold" style:font-size-asian="10pt" style:font-style-asian="italic" style:font-weight-asian="bold" style:font-size-complex="10pt" style:font-weight-complex="bold"/>
    </style:style>
    <style:style style:name="P9" style:family="paragraph" style:parent-style-name="Standard">
      <style:text-properties style:font-name="Gill Sans MT" fo:font-size="10pt" style:font-size-asian="10pt" style:font-size-complex="10pt"/>
    </style:style>
    <style:style style:name="P10" style:family="paragraph" style:parent-style-name="Standard">
      <style:paragraph-properties fo:line-height="150%"/>
      <style:text-properties style:font-name="Gill Sans MT" fo:font-size="10pt" style:font-size-asian="10pt" style:font-size-complex="10pt"/>
    </style:style>
    <style:style style:name="P11" style:family="paragraph" style:parent-style-name="Standard">
      <style:text-properties style:font-name="Gill Sans MT" fo:font-size="8pt" fo:font-weight="bold" style:font-size-asian="8pt" style:font-weight-asian="bold" style:font-size-complex="8pt"/>
    </style:style>
    <style:style style:name="P12" style:family="paragraph" style:parent-style-name="Standard">
      <style:text-properties style:font-name="Gill Sans MT" fo:font-size="8pt" style:font-size-asian="8pt" style:font-size-complex="8pt"/>
    </style:style>
    <style:style style:name="P13" style:family="paragraph" style:parent-style-name="Standard">
      <style:text-properties style:font-name="Gill Sans MT" fo:font-size="4pt" style:font-size-asian="4pt" style:font-size-complex="4pt"/>
    </style:style>
    <style:style style:name="P14" style:family="paragraph" style:parent-style-name="Standard">
      <style:text-properties style:font-name="Gill Sans MT" fo:font-size="9pt" fo:font-weight="bold" style:font-size-asian="9pt" style:font-weight-asian="bold" style:font-size-complex="9pt"/>
    </style:style>
    <style:style style:name="P15" style:family="paragraph" style:parent-style-name="Standard">
      <style:paragraph-properties fo:text-align="center" style:justify-single-word="false"/>
      <style:text-properties style:font-name="Gill Sans MT" fo:font-size="9pt" fo:font-weight="bold" style:font-size-asian="9pt" style:font-weight-asian="bold" style:font-size-complex="9pt"/>
    </style:style>
    <style:style style:name="P16" style:family="paragraph" style:parent-style-name="Standard">
      <style:text-properties style:font-name="Gill Sans MT" fo:font-size="9pt" fo:font-weight="bold" style:font-size-asian="9pt" style:font-weight-asian="bold" style:font-size-complex="9pt" style:font-weight-complex="bold"/>
    </style:style>
    <style:style style:name="P17" style:family="paragraph" style:parent-style-name="Standard">
      <style:text-properties style:font-name="Gill Sans MT" fo:font-size="9pt" style:font-size-asian="9pt" style:font-size-complex="9pt"/>
    </style:style>
    <style:style style:name="P18" style:family="paragraph" style:parent-style-name="Standard">
      <style:paragraph-properties fo:text-align="center" style:justify-single-word="false"/>
      <style:text-properties style:font-name="Gill Sans MT" fo:font-size="9pt" style:font-size-asian="9pt" style:font-size-complex="9pt"/>
    </style:style>
    <style:style style:name="P19" style:family="paragraph" style:parent-style-name="Standard">
      <style:text-properties style:font-name="Gill Sans MT" fo:font-size="9pt" fo:font-style="italic" fo:font-weight="bold" style:font-size-asian="9pt" style:font-style-asian="italic" style:font-weight-asian="bold" style:font-size-complex="9pt" style:font-weight-complex="bold"/>
    </style:style>
    <style:style style:name="P20" style:family="paragraph" style:parent-style-name="Standard">
      <style:paragraph-properties fo:text-align="center" style:justify-single-word="false"/>
      <style:text-properties style:font-name="Gill Sans MT" fo:font-size="9pt" fo:font-style="italic" fo:font-weight="bold" style:font-size-asian="9pt" style:font-style-asian="italic" style:font-weight-asian="bold" style:font-size-complex="9pt" style:font-weight-complex="bold"/>
    </style:style>
    <style:style style:name="P21" style:family="paragraph" style:parent-style-name="Standard">
      <style:text-properties style:font-name="Gill Sans MT" fo:font-weight="bold" style:font-weight-asian="bold"/>
    </style:style>
    <style:style style:name="P22" style:family="paragraph" style:parent-style-name="Standard">
      <style:paragraph-properties fo:text-align="center" style:justify-single-word="false"/>
      <style:text-properties style:font-name="Gill Sans MT" fo:font-weight="bold" style:font-weight-asian="bold"/>
    </style:style>
    <style:style style:name="P23" style:family="paragraph" style:parent-style-name="Standard">
      <style:text-properties style:font-name="Gill Sans MT" fo:font-style="italic" fo:font-weight="bold" style:font-style-asian="italic" style:font-weight-asian="bold" style:font-weight-complex="bold"/>
    </style:style>
    <style:style style:name="P24" style:family="paragraph" style:parent-style-name="Standard">
      <style:paragraph-properties fo:text-align="end" style:justify-single-word="false"/>
      <style:text-properties style:font-name="Gill Sans MT" fo:font-style="italic" fo:font-weight="bold" style:font-style-asian="italic" style:font-weight-asian="bold" style:font-weight-complex="bold"/>
    </style:style>
    <style:style style:name="P25" style:family="paragraph" style:parent-style-name="Standard">
      <style:paragraph-properties fo:text-align="end" style:justify-single-word="false"/>
      <style:text-properties style:font-name="Gill Sans MT" fo:font-style="italic" fo:font-weight="bold" fo:background-color="#ffff00" style:font-style-asian="italic" style:font-weight-asian="bold" style:font-weight-complex="bold"/>
    </style:style>
    <style:style style:name="P26" style:family="paragraph" style:parent-style-name="Standard">
      <style:paragraph-properties fo:line-height="150%"/>
    </style:style>
    <style:style style:name="P27" style:family="paragraph" style:parent-style-name="Standard">
      <style:paragraph-properties fo:line-height="150%" fo:text-align="center" style:justify-single-word="false"/>
    </style:style>
    <style:style style:name="P28" style:family="paragraph" style:parent-style-name="Standard" style:list-style-name="WWNum4"/>
    <style:style style:name="P29" style:family="paragraph" style:parent-style-name="Standard">
      <style:paragraph-properties fo:line-height="150%"/>
      <style:text-properties fo:text-transform="uppercase" style:font-name="Gill Sans MT" fo:font-size="10pt" style:text-underline-style="solid" style:text-underline-width="auto" style:text-underline-color="font-color" fo:font-weight="bold" style:font-size-asian="10pt" style:font-weight-asian="bold" style:font-size-complex="10pt"/>
    </style:style>
    <style:style style:name="P30" style:family="paragraph" style:parent-style-name="Standard">
      <style:text-properties fo:text-transform="uppercase" style:font-name="Gill Sans MT" fo:font-size="10pt"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fo:text-transform="uppercase" style:font-name="Gill Sans MT" fo:font-size="10pt" fo:font-weight="bold" style:font-size-asian="10pt" style:font-weight-asian="bold" style:font-size-complex="10pt" style:font-weight-complex="bold"/>
    </style:style>
    <style:style style:name="P32" style:family="paragraph" style:parent-style-name="Standard">
      <style:text-properties fo:text-transform="uppercase" style:font-name="Gill Sans MT" fo:font-size="8pt" fo:font-weight="bold" style:font-size-asian="8pt" style:font-weight-asian="bold" style:font-size-complex="8pt" style:font-weight-complex="bold"/>
    </style:style>
    <style:style style:name="P33" style:family="paragraph" style:parent-style-name="Standard">
      <style:paragraph-properties fo:line-height="150%" fo:text-align="center" style:justify-single-word="false"/>
      <style:text-properties fo:text-transform="uppercase" style:font-name="Gill Sans MT" style:text-underline-style="solid" style:text-underline-width="auto" style:text-underline-color="font-color" fo:font-weight="bold" fo:background-color="#c0c0c0" style:font-weight-asian="bold"/>
    </style:style>
    <style:style style:name="P34" style:family="paragraph" style:parent-style-name="Standard" style:list-style-name="WWNum1"/>
    <style:style style:name="P35" style:family="paragraph" style:parent-style-name="Standard" style:list-style-name="WWNum3"/>
    <style:style style:name="P36" style:family="paragraph" style:parent-style-name="Standard">
      <style:paragraph-properties fo:text-align="end" style:justify-single-word="false"/>
    </style:style>
    <style:style style:name="P37" style:family="paragraph" style:parent-style-name="Standard">
      <style:paragraph-properties fo:text-align="justify" style:justify-single-word="false">
        <style:tab-stops>
          <style:tab-stop style:position="6.1252in"/>
        </style:tab-stops>
      </style:paragraph-properties>
    </style:style>
    <style:style style:name="P38" style:family="paragraph" style:parent-style-name="Standard">
      <style:text-properties fo:color="#000000" style:font-name="Book Antiqua" fo:font-style="italic" style:font-style-asian="italic"/>
    </style:style>
    <style:style style:name="P39" style:family="paragraph" style:parent-style-name="Standard">
      <style:text-properties fo:color="#000000" style:font-name="Book Antiqua" fo:font-style="italic" fo:font-weight="bold" style:font-style-asian="italic" style:font-weight-asian="bold"/>
    </style:style>
    <style:style style:name="P40" style:family="paragraph" style:parent-style-name="Standard">
      <style:text-properties fo:color="#000000" style:font-name="Book Antiqua" fo:font-size="10pt" fo:font-style="italic" fo:font-weight="bold" style:font-size-asian="10pt" style:font-style-asian="italic" style:font-weight-asian="bold"/>
    </style:style>
    <style:style style:name="P41" style:family="paragraph" style:parent-style-name="Standard">
      <style:text-properties fo:color="#000000" style:font-name="Book Antiqua" fo:font-size="10pt" fo:font-style="italic" style:font-size-asian="10pt" style:font-style-asian="italic" style:font-size-complex="10pt"/>
    </style:style>
    <style:style style:name="P42" style:family="paragraph" style:parent-style-name="Standard">
      <style:text-properties fo:color="#000000" style:font-name="Book Antiqua" fo:font-size="10pt" style:font-size-asian="10pt" style:font-size-complex="10pt"/>
    </style:style>
    <style:style style:name="P43" style:family="paragraph" style:parent-style-name="Standard">
      <style:text-properties fo:color="#000000" style:font-name="Book Antiqua" fo:font-size="9pt" fo:font-style="italic" style:font-size-asian="9pt" style:font-style-asian="italic" style:font-size-complex="9pt"/>
    </style:style>
    <style:style style:name="P44" style:family="paragraph" style:parent-style-name="Standard">
      <style:text-properties fo:color="#000000" style:font-name="Book Antiqua" fo:font-size="9pt" fo:font-style="italic" fo:font-weight="bold" style:font-size-asian="9pt" style:font-style-asian="italic" style:font-weight-asian="bold" style:font-size-complex="9pt"/>
    </style:style>
    <style:style style:name="P45" style:family="paragraph" style:parent-style-name="Standard">
      <style:text-properties fo:color="#000000" style:font-name="Gill Sans MT" fo:font-size="10pt" fo:font-weight="bold" style:font-size-asian="10pt" style:font-weight-asian="bold" style:font-size-complex="10pt"/>
    </style:style>
    <style:style style:name="P46" style:family="paragraph" style:parent-style-name="Standard">
      <style:text-properties fo:color="#000000" style:font-name="Gill Sans MT" fo:font-weight="bold" style:font-weight-asian="bold"/>
    </style:style>
    <style:style style:name="P47" style:family="paragraph" style:parent-style-name="Standard">
      <style:text-properties fo:color="#000000" style:font-name="Gill Sans MT" fo:font-style="italic" style:text-underline-style="solid" style:text-underline-width="auto" style:text-underline-color="font-color" fo:font-weight="bold" style:font-style-asian="italic" style:font-weight-asian="bold"/>
    </style:style>
    <style:style style:name="P48" style:family="paragraph" style:parent-style-name="Standard">
      <style:text-properties fo:color="#000000" style:font-name="Gill Sans MT" fo:font-style="italic" style:font-style-asian="italic"/>
    </style:style>
    <style:style style:name="P49" style:family="paragraph" style:parent-style-name="Standard">
      <style:text-properties fo:font-variant="small-caps" fo:color="#000000" style:font-name="Book Antiqua" fo:font-size="10pt" fo:font-style="italic" fo:font-weight="bold" style:font-size-asian="10pt" style:font-style-asian="italic" style:font-weight-asian="bold"/>
    </style:style>
    <style:style style:name="P50" style:family="paragraph" style:parent-style-name="Standard">
      <style:paragraph-properties fo:text-align="center" style:justify-single-word="false" fo:background-color="#ffffff">
        <style:background-image/>
      </style:paragraph-properties>
    </style:style>
    <style:style style:name="P51" style:family="paragraph" style:parent-style-name="Standard">
      <style:paragraph-properties fo:text-align="center" style:justify-single-word="false" fo:background-color="#ffffff">
        <style:background-image/>
      </style:paragraph-properties>
      <style:text-properties style:font-name="Gill Sans MT" fo:font-size="9pt" fo:font-style="italic" fo:font-weight="bold" style:font-size-asian="9pt" style:font-style-asian="italic" style:font-weight-asian="bold" style:font-size-complex="9pt" style:font-weight-complex="bold"/>
    </style:style>
    <style:style style:name="P52" style:family="paragraph" style:parent-style-name="Standard">
      <style:paragraph-properties fo:margin-left="0.5in" fo:margin-right="0in" fo:text-indent="0in" style:auto-text-indent="false"/>
      <style:text-properties style:font-name="Gill Sans MT" fo:font-size="10pt" fo:font-weight="bold" style:font-size-asian="10pt" style:font-weight-asian="bold" style:font-size-complex="10pt"/>
    </style:style>
    <style:style style:name="P53" style:family="paragraph" style:parent-style-name="Standard">
      <style:paragraph-properties fo:background-color="#e0e0e0">
        <style:background-image/>
      </style:paragraph-properties>
    </style:style>
    <style:style style:name="P54" style:family="paragraph" style:parent-style-name="Standard">
      <style:paragraph-properties fo:text-align="justify" style:justify-single-word="false" fo:background-color="#e0e0e0">
        <style:background-image/>
      </style:paragraph-properties>
    </style:style>
    <style:style style:name="P55" style:family="paragraph" style:parent-style-name="Standard">
      <style:paragraph-properties fo:background-color="#e0e0e0">
        <style:background-image/>
      </style:paragraph-properties>
      <style:text-properties style:font-name="Gill Sans MT" fo:font-size="9pt" fo:font-style="italic" fo:font-weight="bold" style:font-size-asian="9pt" style:font-style-asian="italic" style:font-weight-asian="bold" style:font-size-complex="9pt" style:font-weight-complex="bold"/>
    </style:style>
    <style:style style:name="P56" style:family="paragraph" style:parent-style-name="Standard">
      <style:paragraph-properties fo:background-color="#e0e0e0">
        <style:background-image/>
      </style:paragraph-properties>
      <style:text-properties style:font-name="Gill Sans MT" fo:font-size="9pt" fo:font-style="italic" fo:font-weight="bold" fo:background-color="#00ffff" style:font-size-asian="9pt" style:font-style-asian="italic" style:font-weight-asian="bold" style:font-size-complex="9pt" style:font-weight-complex="bold"/>
    </style:style>
    <style:style style:name="P57" style:family="paragraph" style:parent-style-name="Standard">
      <style:paragraph-properties fo:break-before="page"/>
    </style:style>
    <style:style style:name="P58" style:family="paragraph" style:parent-style-name="Standard">
      <style:paragraph-properties fo:break-before="page"/>
      <style:text-properties fo:text-transform="uppercase" style:font-name="Gill Sans MT" fo:font-size="5pt" style:text-underline-style="solid" style:text-underline-width="auto" style:text-underline-color="font-color" fo:font-weight="bold" style:font-size-asian="5pt" style:font-weight-asian="bold" style:font-size-complex="5pt"/>
    </style:style>
    <style:style style:name="P59" style:family="paragraph" style:parent-style-name="Standard" style:list-style-name="WWNum2">
      <style:paragraph-properties fo:margin-left="0in" fo:margin-right="0in" fo:text-indent="-0.25in" style:auto-text-indent="false">
        <style:tab-stops>
          <style:tab-stop style:position="0in"/>
          <style:tab-stop style:position="0.1252in"/>
        </style:tab-stops>
      </style:paragraph-properties>
    </style:style>
    <style:style style:name="P60" style:family="paragraph" style:parent-style-name="Standard" style:list-style-name="WWNum2">
      <style:paragraph-properties fo:margin-left="0.1252in" fo:margin-right="0in" fo:text-indent="-0.25in" style:auto-text-indent="false"/>
    </style:style>
    <style:style style:name="P61" style:family="paragraph" style:parent-style-name="Standard">
      <style:paragraph-properties fo:margin-left="0.0783in" fo:margin-right="0.0783in" fo:text-indent="0in" style:auto-text-indent="false"/>
      <style:text-properties style:font-name="Gill Sans MT" fo:font-size="9pt" fo:font-weight="bold" style:font-size-asian="9pt" style:font-weight-asian="bold" style:font-size-complex="9pt" style:text-rotation-angle="90" style:text-rotation-scale="line-height"/>
    </style:style>
    <style:style style:name="P62" style:family="paragraph" style:parent-style-name="Standard">
      <style:paragraph-properties fo:margin-left="0.0783in" fo:margin-right="0.0783in" fo:text-indent="0in" style:auto-text-indent="false"/>
      <style:text-properties style:font-name="Gill Sans MT" fo:font-size="9pt" fo:font-style="italic" fo:font-weight="bold" style:font-size-asian="9pt" style:font-style-asian="italic" style:font-weight-asian="bold" style:font-size-complex="9pt" style:font-weight-complex="bold" style:text-rotation-angle="90" style:text-rotation-scale="line-height"/>
    </style:style>
    <style:style style:name="P63" style:family="paragraph" style:parent-style-name="Standard">
      <style:paragraph-properties fo:margin-left="0.0783in" fo:margin-right="0.0783in" fo:text-indent="0in" style:auto-text-indent="false"/>
      <style:text-properties style:text-rotation-angle="90" style:text-rotation-scale="line-height"/>
    </style:style>
    <style:style style:name="P64" style:family="paragraph" style:parent-style-name="Standard">
      <style:paragraph-properties fo:margin-left="0.0783in" fo:margin-right="0.0783in" fo:text-align="justify" style:justify-single-word="false" fo:text-indent="0in" style:auto-text-indent="false"/>
      <style:text-properties style:text-rotation-angle="90" style:text-rotation-scale="line-height"/>
    </style:style>
    <style:style style:name="P65" style:family="paragraph" style:parent-style-name="Standard" style:master-page-name="Standard">
      <style:paragraph-properties fo:text-align="center" style:justify-single-word="false" style:page-number="auto"/>
    </style:style>
    <style:style style:name="P66" style:family="paragraph" style:parent-style-name="Header">
      <style:text-properties style:font-name="Arial Narrow" fo:font-weight="bold" style:font-weight-asian="bold" style:font-name-complex="Arial1"/>
    </style:style>
    <style:style style:name="P67" style:family="paragraph" style:parent-style-name="Footer">
      <style:paragraph-properties fo:padding="0in" fo:border="none"/>
    </style:style>
    <style:style style:name="P68" style:family="paragraph" style:parent-style-name="Footer">
      <style:paragraph-properties fo:margin-left="0in" fo:margin-right="0.25in" fo:text-indent="0in" style:auto-text-indent="false"/>
    </style:style>
    <style:style style:name="P69" style:family="paragraph">
      <style:paragraph-properties fo:text-align="center"/>
    </style:style>
    <style:style style:name="T1" style:family="text">
      <style:text-properties style:font-name="Gill Sans MT" fo:font-size="16pt" fo:font-weight="bold" style:font-size-asian="16pt" style:font-weight-asian="bold" style:font-size-complex="16pt"/>
    </style:style>
    <style:style style:name="T2" style:family="text">
      <style:text-properties style:font-name="Gill Sans MT" style:text-underline-style="solid" style:text-underline-width="auto" style:text-underline-color="font-color" fo:font-weight="bold" fo:background-color="#c0c0c0" loext:char-shading-value="0" style:font-weight-asian="bold"/>
    </style:style>
    <style:style style:name="T3" style:family="text">
      <style:text-properties style:font-name="Gill Sans MT" fo:font-size="10pt" fo:font-weight="bold" style:font-size-asian="10pt" style:font-weight-asian="bold" style:font-size-complex="10pt"/>
    </style:style>
    <style:style style:name="T4" style:family="text">
      <style:text-properties style:font-name="Gill Sans MT" fo:font-size="10pt" fo:font-weight="bold" style:font-size-asian="10pt" style:font-weight-asian="bold" style:font-size-complex="10pt" style:font-weight-complex="bold"/>
    </style:style>
    <style:style style:name="T5" style:family="text">
      <style:text-properties style:font-name="Gill Sans MT" fo:font-size="10pt" fo:font-style="italic" style:font-size-asian="10pt" style:font-style-asian="italic" style:font-size-complex="10pt"/>
    </style:style>
    <style:style style:name="T6" style:family="text">
      <style:text-properties style:font-name="Gill Sans MT" fo:font-size="10pt" fo:font-style="italic" fo:background-color="#bfbfbf" loext:char-shading-value="0" style:font-size-asian="10pt" style:font-style-asian="italic" style:font-size-complex="10pt" style:font-weight-complex="bold"/>
    </style:style>
    <style:style style:name="T7" style:family="text">
      <style:text-properties style:font-name="Gill Sans MT" fo:font-size="10pt" fo:font-style="italic" style:text-underline-style="solid" style:text-underline-width="auto" style:text-underline-color="font-color" fo:font-weight="bold" fo:background-color="#bfbfbf" loext:char-shading-value="0" style:font-size-asian="10pt" style:font-style-asian="italic" style:font-weight-asian="bold" style:font-size-complex="10pt" style:font-weight-complex="bold"/>
    </style:style>
    <style:style style:name="T8" style:family="text">
      <style:text-properties style:font-name="Gill Sans MT" fo:font-size="10pt" fo:font-style="italic" fo:font-weight="bold" style:font-size-asian="10pt" style:font-style-asian="italic" style:font-weight-asian="bold" style:font-size-complex="10pt" style:font-weight-complex="bold"/>
    </style:style>
    <style:style style:name="T9" style:family="text">
      <style:text-properties style:font-name="Gill Sans MT" fo:font-size="10pt" style:text-underline-style="solid" style:text-underline-width="auto" style:text-underline-color="font-color" fo:font-weight="bold" style:font-size-asian="10pt" style:font-weight-asian="bold" style:font-size-complex="10pt"/>
    </style:style>
    <style:style style:name="T10" style:family="text">
      <style:text-properties style:font-name="Gill Sans MT" fo:font-size="10pt" style:font-size-asian="10pt" style:font-size-complex="10pt"/>
    </style:style>
    <style:style style:name="T11" style:family="text">
      <style:text-properties style:font-name="Gill Sans MT" fo:font-size="9pt" fo:font-weight="bold" style:font-size-asian="9pt" style:font-weight-asian="bold" style:font-size-complex="9pt"/>
    </style:style>
    <style:style style:name="T12" style:family="text">
      <style:text-properties style:font-name="Gill Sans MT" fo:font-size="9pt" fo:font-weight="bold" style:font-size-asian="9pt" style:font-weight-asian="bold" style:font-size-complex="9pt" style:font-weight-complex="bold"/>
    </style:style>
    <style:style style:name="T13" style:family="text">
      <style:text-properties style:font-name="Gill Sans MT" fo:font-size="9pt" fo:font-weight="bold" style:font-size-asian="9pt" style:font-weight-asian="bold" style:font-size-complex="9pt" style:font-style-complex="italic"/>
    </style:style>
    <style:style style:name="T14" style:family="text">
      <style:text-properties style:font-name="Gill Sans MT" fo:font-size="9pt" fo:font-weight="bold" style:font-size-asian="9pt" style:font-weight-asian="bold" style:font-size-complex="9pt" style:font-style-complex="italic" style:font-weight-complex="bold"/>
    </style:style>
    <style:style style:name="T15" style:family="text">
      <style:text-properties style:font-name="Gill Sans MT" fo:font-size="9pt" style:font-size-asian="9pt" style:font-size-complex="9pt"/>
    </style:style>
    <style:style style:name="T16" style:family="text">
      <style:text-properties style:font-name="Gill Sans MT" fo:font-size="9pt" style:font-size-asian="9pt" style:font-size-complex="9pt" style:font-weight-complex="bold"/>
    </style:style>
    <style:style style:name="T17" style:family="text">
      <style:text-properties style:font-name="Gill Sans MT" fo:font-size="9pt" fo:font-style="italic" fo:font-weight="bold" style:font-size-asian="9pt" style:font-style-asian="italic" style:font-weight-asian="bold" style:font-size-complex="9pt" style:font-weight-complex="bold"/>
    </style:style>
    <style:style style:name="T18" style:family="text">
      <style:text-properties style:font-name="Gill Sans MT" fo:font-size="9pt" fo:font-style="italic" style:font-size-asian="9pt" style:font-style-asian="italic" style:font-size-complex="9pt" style:font-weight-complex="bold"/>
    </style:style>
    <style:style style:name="T19" style:family="text">
      <style:text-properties style:font-name="Gill Sans MT" fo:font-size="9pt" fo:font-style="italic" style:text-underline-style="solid" style:text-underline-width="auto" style:text-underline-color="font-color" style:font-size-asian="9pt" style:font-style-asian="italic" style:font-size-complex="9pt" style:font-weight-complex="bold"/>
    </style:style>
    <style:style style:name="T20" style:family="text">
      <style:text-properties style:font-name="Gill Sans MT" fo:font-size="8pt" fo:font-weight="bold" style:font-size-asian="8pt" style:font-weight-asian="bold" style:font-size-complex="8pt" style:font-weight-complex="bold"/>
    </style:style>
    <style:style style:name="T21" style:family="text">
      <style:text-properties style:font-name="Gill Sans MT" fo:font-size="8pt" style:font-size-asian="8pt" style:font-size-complex="8pt"/>
    </style:style>
    <style:style style:name="T22" style:family="text">
      <style:text-properties style:font-name="Gill Sans MT" fo:font-size="13pt" fo:font-weight="bold" fo:background-color="#c0c0c0" loext:char-shading-value="0" style:font-size-asian="13pt" style:font-weight-asian="bold" style:font-size-complex="13pt"/>
    </style:style>
    <style:style style:name="T23" style:family="text">
      <style:text-properties style:font-name="Gill Sans MT" fo:font-size="13pt" fo:font-weight="bold" style:font-size-asian="13pt" style:font-weight-asian="bold" style:font-size-complex="13pt"/>
    </style:style>
    <style:style style:name="T24" style:family="text">
      <style:text-properties style:font-name="Gill Sans MT" fo:font-style="italic" style:font-style-asian="italic"/>
    </style:style>
    <style:style style:name="T25" style:family="text">
      <style:text-properties style:font-name="Gill Sans MT" fo:font-weight="bold" style:font-weight-asian="bold"/>
    </style:style>
    <style:style style:name="T26" style:family="text">
      <style:text-properties style:font-name="Gill Sans MT" fo:font-size="11pt" fo:font-weight="bold" style:font-size-asian="11pt" style:font-weight-asian="bold" style:font-size-complex="11pt"/>
    </style:style>
    <style:style style:name="T27" style:family="text">
      <style:text-properties style:font-name="Gill Sans MT" fo:font-size="14pt" fo:font-weight="bold" style:font-size-asian="14pt" style:font-weight-asian="bold" style:font-size-complex="14pt" style:font-weight-complex="bold"/>
    </style:style>
    <style:style style:name="T28" style:family="text">
      <style:text-properties fo:color="#ff0000" style:font-name="Gill Sans MT" fo:font-size="16pt" fo:font-weight="bold" style:font-size-asian="16pt" style:font-weight-asian="bold" style:font-size-complex="16pt"/>
    </style:style>
    <style:style style:name="T29" style:family="text">
      <style:text-properties style:text-position="super 58%" style:font-name="Gill Sans MT" fo:font-size="9pt" fo:font-weight="bold" style:font-size-asian="9pt" style:font-weight-asian="bold" style:font-size-complex="9pt"/>
    </style:style>
    <style:style style:name="T30" style:family="text">
      <style:text-properties fo:text-transform="uppercase" style:font-name="Gill Sans MT" fo:font-size="10pt" fo:font-weight="bold" style:font-size-asian="10pt" style:font-weight-asian="bold" style:font-size-complex="10pt" style:font-weight-complex="bold"/>
    </style:style>
    <style:style style:name="T31" style:family="text">
      <style:text-properties fo:text-transform="uppercase" style:font-name="Gill Sans MT" fo:font-size="8pt" fo:font-weight="bold" style:font-size-asian="8pt" style:font-weight-asian="bold" style:font-size-complex="8pt" style:font-weight-complex="bold"/>
    </style:style>
    <style:style style:name="T32" style:family="text">
      <style:text-properties fo:text-transform="uppercase" style:font-name="Gill Sans MT" style:text-underline-style="solid" style:text-underline-width="auto" style:text-underline-color="font-color" fo:font-weight="bold" fo:background-color="#c0c0c0" loext:char-shading-value="0" style:font-weight-asian="bold"/>
    </style:style>
    <style:style style:name="T33" style:family="text">
      <style:text-properties fo:color="#000000" style:font-name="Gill Sans MT" fo:font-weight="bold" style:font-weight-asian="bold"/>
    </style:style>
    <style:style style:name="T34" style:family="text">
      <style:text-properties fo:color="#000000" style:font-name="Gill Sans MT" fo:font-style="italic" style:font-style-asian="italic"/>
    </style:style>
    <style:style style:name="T35" style:family="text">
      <style:text-properties fo:color="#000000" style:font-name="Gill Sans MT" fo:font-style="italic" style:text-underline-style="solid" style:text-underline-width="auto" style:text-underline-color="font-color" fo:font-weight="bold" style:font-style-asian="italic" style:font-weight-asian="bold"/>
    </style:style>
    <style:style style:name="T36" style:family="text">
      <style:text-properties fo:color="#000000" style:font-name="Gill Sans MT" fo:font-size="10pt" fo:font-style="italic" style:font-size-asian="10pt" style:font-style-asian="italic" style:font-size-complex="10pt"/>
    </style:style>
    <style:style style:name="T37" style:family="text">
      <style:text-properties fo:color="#000000" style:font-name="Gill Sans MT" fo:font-size="10pt" fo:font-style="italic" fo:font-weight="bold" style:font-size-asian="10pt" style:font-style-asian="italic" style:font-weight-asian="bold" style:font-size-complex="10pt"/>
    </style:style>
    <style:style style:name="T38" style:family="text">
      <style:text-properties fo:color="#000000" style:font-name="Gill Sans MT" fo:font-size="10pt" fo:font-weight="bold" style:font-size-asian="10pt" style:font-weight-asian="bold" style:font-size-complex="10pt"/>
    </style:style>
    <style:style style:name="T39" style:family="text">
      <style:text-properties fo:color="#000000" style:font-name="Gill Sans MT" fo:font-size="10pt" style:font-size-asian="10pt" style:font-size-complex="10pt"/>
    </style:style>
    <style:style style:name="T40" style:family="text">
      <style:text-properties fo:color="#000000" style:font-name="Book Antiqua" fo:font-style="italic" style:font-style-asian="italic"/>
    </style:style>
    <style:style style:name="T41" style:family="text">
      <style:text-properties fo:color="#000000" style:font-name="Book Antiqua" fo:font-style="italic" fo:font-weight="bold" style:font-style-asian="italic" style:font-weight-asian="bold"/>
    </style:style>
    <style:style style:name="T42" style:family="text">
      <style:text-properties fo:color="#000000" style:font-name="Book Antiqua" fo:font-size="9pt" fo:font-style="italic" style:font-size-asian="9pt" style:font-style-asian="italic" style:font-size-complex="9pt"/>
    </style:style>
    <style:style style:name="T43" style:family="text">
      <style:text-properties fo:color="#000000" style:font-name="Book Antiqua" fo:font-size="9pt" fo:font-style="italic" fo:font-weight="bold" style:font-size-asian="9pt" style:font-style-asian="italic" style:font-weight-asian="bold" style:font-size-complex="9pt"/>
    </style:style>
    <style:style style:name="T44" style:family="text">
      <style:text-properties fo:color="#000000" style:font-name="Book Antiqua" fo:font-size="10pt" fo:font-style="italic" style:font-size-asian="10pt" style:font-style-asian="italic" style:font-size-complex="10pt"/>
    </style:style>
    <style:style style:name="T45" style:family="text">
      <style:text-properties fo:color="#000000" style:font-name="Book Antiqua" fo:font-size="10pt" fo:font-style="italic" fo:font-weight="bold" style:font-size-asian="10pt" style:font-style-asian="italic" style:font-weight-asian="bold"/>
    </style:style>
    <style:style style:name="T46" style:family="text">
      <style:text-properties fo:color="#000000" style:font-name="Book Antiqua" fo:font-size="8pt" fo:font-style="italic" fo:font-weight="bold" style:font-size-asian="8pt" style:font-style-asian="italic" style:font-weight-asian="bold" style:font-size-complex="8pt"/>
    </style:style>
    <style:style style:name="T47" style:family="text">
      <style:text-properties fo:font-variant="small-caps" fo:color="#000000" style:font-name="Book Antiqua" fo:font-size="10pt" fo:font-style="italic" fo:font-weight="bold" style:font-size-asian="10pt" style:font-style-asian="italic" style:font-weight-asian="bold"/>
    </style:style>
    <style:style style:name="T48" style:family="text">
      <style:text-properties fo:font-size="9pt" style:font-size-asian="9pt" style:font-size-complex="9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00b0f0"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ffffff">
        <style:background-image/>
      </style:graphic-properties>
    </style:style>
    <style:style style:name="fr3" style:family="graphic" style:parent-style-name="Frame">
      <style:graphic-properties fo:margin-left="-0.0008in" fo:margin-right="-0.0008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fo:padding="0in" fo:border="0.06pt solid #000000">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none"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a xlink:type="simple" xlink:href="python://&quot;o in objects&quot;"><text:span text:style-name="Internet_20_link"><text:span text:style-name="Internet_20_link"><text:span text:style-name="T1"/></text:span></text:span></text:a></text:p>
      <text:p text:style-name="P2"/>
      <text:p text:style-name="P1"><text:span text:style-name="T28">PERFORMANCE APPRAISAL FORM</text:span></text:p>
      <text:p text:style-name="P50"><text:span text:style-name="T1">(Confirmed staff only)</text:span></text:p>
      <text:p text:style-name="P27"><text:span text:style-name="T2">EMPLOYEE IDENTIFICATION INFORMATIO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3">Employee’s name:</text:span></text:p>
          </table:table-cell>
          <table:table-cell table:style-name="Table1.A1" office:value-type="string">
            <text:p text:style-name="Standard"><text:span text:style-name="T3">PF No:</text:span></text:p>
          </table:table-cell>
          <table:table-cell table:style-name="Table1.A1" table:number-columns-spanned="2" office:value-type="string">
            <text:p text:style-name="Standard"><text:span text:style-name="T3">Job Title:</text:span></text:p>
          </table:table-cell>
          <table:covered-table-cell/>
        </table:table-row>
        <table:table-row table:style-name="Table1.1">
          <table:table-cell table:style-name="Table1.A1" office:value-type="string">
            <text:p text:style-name="Standard"><text:span text:style-name="T3">Date when employee was appointed to current position:</text:span></text:p>
            <text:p text:style-name="P3"/>
          </table:table-cell>
          <table:table-cell table:style-name="Table1.A1" table:number-columns-spanned="2" office:value-type="string">
            <text:p text:style-name="Standard"><text:span text:style-name="T3">Evaluation period: </text:span></text:p>
            <text:p text:style-name="Standard"><text:span text:style-name="T5">(Indicate Mid-Year period)</text:span></text:p>
            <text:p text:style-name="P7"/>
            <text:p text:style-name="P7"/>
          </table:table-cell>
          <table:covered-table-cell/>
          <table:table-cell table:style-name="Table1.A1" office:value-type="string">
            <text:p text:style-name="Standard"><text:span text:style-name="T3">Evaluation period: </text:span></text:p>
            <text:p text:style-name="Standard"><text:span text:style-name="T5">(Indicate End of year period)</text:span></text:p>
            <text:p text:style-name="P3"/>
          </table:table-cell>
        </table:table-row>
        <table:table-row table:style-name="Table1.1">
          <table:table-cell table:style-name="Table1.A1" office:value-type="string">
            <text:p text:style-name="Standard"><text:span text:style-name="T3">Department:</text:span></text:p>
          </table:table-cell>
          <table:table-cell table:style-name="Table1.A1" table:number-columns-spanned="3" office:value-type="string">
            <text:p text:style-name="Standard"><text:span text:style-name="T3">Work Station:</text:span></text:p>
          </table:table-cell>
          <table:covered-table-cell/>
          <table:covered-table-cell/>
        </table:table-row>
        <table:table-row table:style-name="Table1.1">
          <table:table-cell table:style-name="Table1.A1" table:number-columns-spanned="4" office:value-type="string">
            <text:p text:style-name="Standard"><text:span text:style-name="T3">No. of staff supervised by employee: <text:s text:c="6"/>Directly: <text:s text:c="61"/>Indirectly:</text:span></text:p>
          </table:table-cell>
          <table:covered-table-cell/>
          <table:covered-table-cell/>
          <table:covered-table-cell/>
        </table:table-row>
        <table:table-row table:style-name="Table1.1">
          <table:table-cell table:style-name="Table1.A1" office:value-type="string">
            <text:p text:style-name="Standard"><text:span text:style-name="T3">Evaluator’s name:</text:span></text:p>
          </table:table-cell>
          <table:table-cell table:style-name="Table1.A1" table:number-columns-spanned="3" office:value-type="string">
            <text:p text:style-name="Standard"><text:span text:style-name="T3">Job Title:</text:span></text:p>
          </table:table-cell>
          <table:covered-table-cell/>
          <table:covered-table-cell/>
        </table:table-row>
        <table:table-row table:style-name="Table1.1">
          <table:table-cell table:style-name="Table1.A1" office:value-type="string">
            <text:p text:style-name="Standard"><text:span text:style-name="T3">Terms of Employment: </text:span></text:p>
          </table:table-cell>
          <table:table-cell table:style-name="Table1.A1" table:number-columns-spanned="3" office:value-type="string">
            <text:list xml:id="list5160394872776478584" text:style-name="WWNum4">
              <text:list-item>
                <text:p text:style-name="P28"><text:span text:style-name="T3">Permanent <text:s text:c="17"/>______</text:span></text:p>
              </text:list-item>
              <text:list-item>
                <text:p text:style-name="P28"><text:span text:style-name="T3">Contract (&gt;1 yr.) <text:s text:c="9"/>______</text:span></text:p>
              </text:list-item>
            </text:list>
            <text:p text:style-name="P52"/>
          </table:table-cell>
          <table:covered-table-cell/>
          <table:covered-table-cell/>
        </table:table-row>
        <table:table-row table:style-name="Table1.1">
          <table:table-cell table:style-name="Table1.A1" table:number-columns-spanned="4" office:value-type="string">
            <text:p text:style-name="Standard"><text:span text:style-name="T3">Duration the evaluator has supervised the employee <text:s text:c="4"/>Years: <text:s text:c="51"/>Months</text:span></text:p>
          </table:table-cell>
          <table:covered-table-cell/>
          <table:covered-table-cell/>
          <table:covered-table-cell/>
        </table:table-row>
      </table:table>
      <text:p text:style-name="P11"/>
      <text:p text:style-name="P54"><text:span text:style-name="T11">Appraisals for staff who are already confirmed (not on probation) will be conducted at mid-year (in October) and end of Year (in April). All performance appraisals are to be sent to HR by 15</text:span><text:span text:style-name="T29">th</text:span><text:span text:style-name="T11"> of November and 5</text:span><text:span text:style-name="T29">th</text:span><text:span text:style-name="T11"> May respectively.</text:span></text:p>
      <text:p text:style-name="P29"/>
      <text:p text:style-name="P27"><text:span text:style-name="T2">EVALUATION RESULTS SUMMAR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4"/>
            <text:p text:style-name="P1"><text:span text:style-name="T3">EVALUATION</text:span></text:p>
            <text:p text:style-name="P1"><text:span text:style-name="T3">PERIOD</text:span></text:p>
          </table:table-cell>
          <table:table-cell table:style-name="Table2.A1" table:number-columns-spanned="2" office:value-type="string">
            <text:p text:style-name="P1"><text:span text:style-name="T3">QUANTITATIVE SCORE</text:span></text:p>
          </table:table-cell>
          <table:covered-table-cell/>
          <table:table-cell table:style-name="Table2.D1" table:number-columns-spanned="2" office:value-type="string">
            <text:p text:style-name="P1"><text:span text:style-name="T3">QUALITATIVE SCORE</text:span></text:p>
          </table:table-cell>
          <table:covered-table-cell/>
          <table:table-cell table:style-name="Table2.F1" office:value-type="string">
            <text:p text:style-name="P4"/>
            <text:p text:style-name="P1"><text:span text:style-name="T3">Overall Score</text:span></text:p>
            <text:p text:style-name="P1"><text:span text:style-name="T3">(B+D+F)</text:span></text:p>
            <text:p text:style-name="P1"><text:span text:style-name="T3">%</text:span></text:p>
          </table:table-cell>
          <table:table-cell table:style-name="Table2.A1" office:value-type="string">
            <text:p text:style-name="P4"/>
          </table:table-cell>
          <table:table-cell table:style-name="Table2.A1" table:number-columns-spanned="2" office:value-type="string">
            <text:p text:style-name="P1"><text:span text:style-name="T3">HR TO FILL THIS PART</text:span></text:p>
          </table:table-cell>
          <table:covered-table-cell/>
        </table:table-row>
        <table:table-row table:style-name="Table2.2">
          <table:covered-table-cell/>
          <table:table-cell table:style-name="Table2.A1" office:value-type="string">
            <text:p text:style-name="P4"/>
            <text:p text:style-name="P1"><text:span text:style-name="T3">(A)</text:span></text:p>
            <text:p text:style-name="P4"/>
          </table:table-cell>
          <table:table-cell table:style-name="Table2.C2" office:value-type="string">
            <text:p text:style-name="P4"/>
            <text:p text:style-name="P1"><text:span text:style-name="T3">(B)</text:span></text:p>
            <text:p text:style-name="P1"><text:span text:style-name="T3"><text:s/></text:span></text:p>
          </table:table-cell>
          <table:table-cell table:style-name="Table2.C2" office:value-type="string">
            <text:p text:style-name="P4"/>
            <text:p text:style-name="P1"><text:span text:style-name="T3">(C)</text:span></text:p>
            <text:p text:style-name="P1"><text:span text:style-name="T3"><text:s/></text:span></text:p>
          </table:table-cell>
          <table:table-cell table:style-name="Table2.C2" office:value-type="string">
            <text:p text:style-name="P4"/>
            <text:p text:style-name="P1"><text:span text:style-name="T3">(D)</text:span></text:p>
            <text:p text:style-name="P4"/>
          </table:table-cell>
          <table:table-cell table:style-name="Table2.F1" office:value-type="string">
            <text:p text:style-name="P4"/>
          </table:table-cell>
          <table:table-cell table:style-name="Table2.A1" office:value-type="string">
            <text:p text:style-name="P1"><text:span text:style-name="T11">Performance targets received in HR </text:span></text:p>
            <text:p text:style-name="P1"><text:span text:style-name="T11">(Date)</text:span></text:p>
          </table:table-cell>
          <table:table-cell table:style-name="Table2.A1" office:value-type="string">
            <text:p text:style-name="P1"><text:span text:style-name="T11">HR Confirmation of overall score (%)</text:span></text:p>
          </table:table-cell>
          <table:table-cell table:style-name="Table2.C2" office:value-type="string">
            <text:p text:style-name="P1"><text:span text:style-name="T11">End of last year overall score</text:span></text:p>
            <text:p text:style-name="P1"><text:span text:style-name="T11">(%)</text:span></text:p>
          </table:table-cell>
        </table:table-row>
        <table:table-row table:style-name="Table2.3">
          <table:table-cell table:style-name="Table2.A1" office:value-type="string">
            <text:p text:style-name="P4"/>
            <text:p text:style-name="P1"><text:span text:style-name="T3">Mid Year</text:span></text:p>
            <text:p text:style-name="P1"><text:span text:style-name="T3">(Jul – Dec)</text:span></text:p>
          </table:table-cell>
          <table:table-cell table:style-name="Table2.B3" office:value-type="string">
            <text:p text:style-name="P4"/>
            <text:p text:style-name="P1"><text:span text:style-name="T3">/100</text:span></text:p>
          </table:table-cell>
          <table:table-cell table:style-name="Table2.B3" office:value-type="string">
            <text:p text:style-name="P4"/>
            <text:p text:style-name="P1"><text:span text:style-name="T3">/70</text:span></text:p>
          </table:table-cell>
          <table:table-cell table:style-name="Table2.B3" office:value-type="string">
            <text:p text:style-name="P4"/>
            <text:p text:style-name="P1"><text:span text:style-name="T3">/35</text:span></text:p>
          </table:table-cell>
          <table:table-cell table:style-name="Table2.B3" office:value-type="string">
            <text:p text:style-name="P4"/>
            <text:p text:style-name="P1"><text:span text:style-name="T3">/30</text:span></text:p>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row>
        <table:table-row table:style-name="Table2.4">
          <table:table-cell table:style-name="Table2.A1" office:value-type="string">
            <text:p text:style-name="P11"/>
            <text:p text:style-name="P1"><text:span text:style-name="T3">End Year</text:span></text:p>
            <text:p text:style-name="P1"><text:span text:style-name="T3">(July - June)</text:span></text:p>
          </table:table-cell>
          <table:table-cell table:style-name="Table2.B3" office:value-type="string">
            <text:p text:style-name="P4"/>
            <text:p text:style-name="P1"><text:span text:style-name="T3">/100</text:span></text:p>
          </table:table-cell>
          <table:table-cell table:style-name="Table2.B3" office:value-type="string">
            <text:p text:style-name="P4"/>
            <text:p text:style-name="P1"><text:span text:style-name="T3">/70</text:span></text:p>
          </table:table-cell>
          <table:table-cell table:style-name="Table2.B3" office:value-type="string">
            <text:p text:style-name="P4"/>
            <text:p text:style-name="P1"><text:span text:style-name="T3">/35</text:span></text:p>
          </table:table-cell>
          <table:table-cell table:style-name="Table2.B3" office:value-type="string">
            <text:p text:style-name="P4"/>
            <text:p text:style-name="P1"><text:span text:style-name="T3">/30</text:span></text:p>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cell table:style-name="Table2.B3" office:value-type="string">
            <text:p text:style-name="P3"/>
          </table:table-cell>
        </table:table-row>
      </table:table>
      <text:p text:style-name="P3"/>
      <text:p text:style-name="P58"/>
      <table:table table:name="Table3" table:style-name="Table3">
        <table:table-column table:style-name="Table3.A"/>
        <table:table-column table:style-name="Table3.B"/>
        <table:table-row table:style-name="Table3.1">
          <table:table-cell table:style-name="Table3.A1" table:number-columns-spanned="2" office:value-type="string">
            <text:p text:style-name="P27"><text:span text:style-name="T3">OVERALL RECOMMENDATIONS </text:span></text:p>
          </table:table-cell>
          <table:covered-table-cell/>
        </table:table-row>
        <table:table-row table:style-name="Table3.2">
          <table:table-cell table:style-name="Table3.A2" office:value-type="string">
            <text:p text:style-name="P1"><text:span text:style-name="T3">MID YEAR</text:span></text:p>
            <text:p text:style-name="P1"><text:span text:style-name="T3">(Jul – Dec)</text:span></text:p>
          </table:table-cell>
          <table:table-cell table:style-name="Table3.A2" office:value-type="string">
            <text:p text:style-name="P1"><text:span text:style-name="T3">END OF YEAR</text:span></text:p>
            <text:p text:style-name="P1"><text:span text:style-name="T3">(Jul – Jun)</text:span></text:p>
          </table:table-cell>
        </table:table-row>
        <table:table-row table:style-name="Table3.3">
          <table:table-cell table:style-name="Table3.A2" office:value-type="string">
            <text:p text:style-name="P1"><text:span text:style-name="T30">Supervisor </text:span><text:span text:style-name="T31">(</text:span><text:span text:style-name="T20">If Supervisor is also HoD use this section)</text:span></text:p>
            <text:p text:style-name="P32"/>
            <text:list xml:id="list4196488594258412186" text:style-name="WWNum1">
              <text:list-item>
                <text:p text:style-name="P34"><text:span text:style-name="T21">Lapse/terminate the employment </text:span></text:p>
              </text:list-item>
              <text:list-item>
                <text:p text:style-name="P34"><text:span text:style-name="T21">Issue warning letter based on poor performance</text:span></text:p>
              </text:list-item>
              <text:list-item>
                <text:p text:style-name="P34"><text:span text:style-name="T21">Recommend continuation of employment under current terms</text:span></text:p>
              </text:list-item>
              <text:list-item>
                <text:p text:style-name="P34"><text:span text:style-name="T21">Recommend lateral transfer (give details in comments below)</text:span></text:p>
              </text:list-item>
              <text:list-item>
                <text:p text:style-name="P34"><text:span text:style-name="T21">Recommend Upward mobility (promotion)</text:span></text:p>
              </text:list-item>
            </text:list>
            <text:p text:style-name="P13"/>
            <text:p text:style-name="P26"><text:span text:style-name="T9">Comment: </text:span></text:p>
            <text:p text:style-name="P10"/>
            <text:p text:style-name="P10"/>
            <text:p text:style-name="P10"/>
            <text:p text:style-name="P10"/>
            <text:p text:style-name="P10"/>
            <text:p text:style-name="P10"/>
            <text:p text:style-name="Standard"><text:span text:style-name="T10">Supervisor’s Name: _______________________________</text:span></text:p>
            <text:p text:style-name="P9"/>
            <text:p text:style-name="Standard"><text:span text:style-name="T10">Sign ____________________ <text:s text:c="3"/>Date_________________ </text:span></text:p>
          </table:table-cell>
          <table:table-cell table:style-name="Table3.A2" office:value-type="string">
            <text:p text:style-name="P1"><text:span text:style-name="T30">Supervisor </text:span><text:span text:style-name="T31">(</text:span><text:span text:style-name="T20">If Supervisor is also HoD use this section)</text:span></text:p>
            <text:p text:style-name="P32"/>
            <text:list xml:id="list125039932663100" text:continue-numbering="true" text:style-name="WWNum1">
              <text:list-item>
                <text:p text:style-name="P34"><text:span text:style-name="T21">Lapse/terminate the employment </text:span></text:p>
              </text:list-item>
              <text:list-item>
                <text:p text:style-name="P34"><text:span text:style-name="T21">Issue warning letter based on poor performance</text:span></text:p>
              </text:list-item>
              <text:list-item>
                <text:p text:style-name="P34"><text:span text:style-name="T21">Recommend continuation of employment under current terms</text:span></text:p>
              </text:list-item>
              <text:list-item>
                <text:p text:style-name="P34"><text:span text:style-name="T21">Recommend lateral transfer (give details in comments below)</text:span></text:p>
              </text:list-item>
              <text:list-item>
                <text:p text:style-name="P34"><text:span text:style-name="T21">Recommend Upward mobility (promotion)</text:span></text:p>
              </text:list-item>
            </text:list>
            <text:p text:style-name="P13"/>
            <text:p text:style-name="P26"><text:span text:style-name="T9">Comment: </text:span></text:p>
            <text:p text:style-name="P10"/>
            <text:p text:style-name="P10"/>
            <text:p text:style-name="P10"/>
            <text:p text:style-name="P10"/>
            <text:p text:style-name="P10"/>
            <text:p text:style-name="P10"/>
            <text:p text:style-name="Standard"><text:span text:style-name="T10">Supervisor’s Name: _______________________________</text:span></text:p>
            <text:p text:style-name="P9"/>
            <text:p text:style-name="P26"><text:span text:style-name="T10">Sign ____________________ <text:s text:c="3"/>Date_________________</text:span></text:p>
          </table:table-cell>
        </table:table-row>
        <table:table-row table:style-name="Table3.4">
          <table:table-cell table:style-name="Table3.A2" office:value-type="string">
            <text:p text:style-name="P1"><text:span text:style-name="T30">Head of department</text:span></text:p>
            <text:p text:style-name="P32"/>
            <text:list xml:id="list1108101930311854356" text:style-name="WWNum3">
              <text:list-item>
                <text:p text:style-name="P35"><text:span text:style-name="T21">I Agree<text:tab/></text:span></text:p>
              </text:list-item>
              <text:list-item>
                <text:p text:style-name="P35"><text:span text:style-name="T21">I Disagree<text:tab/>(with the decision above)</text:span></text:p>
              </text:list-item>
            </text:list>
            <text:p text:style-name="P9"/>
            <text:p text:style-name="P26"><text:span text:style-name="T9">Comment: </text:span></text:p>
            <text:p text:style-name="P10"/>
            <text:p text:style-name="P10"/>
            <text:p text:style-name="P10"/>
            <text:p text:style-name="P10"/>
            <text:p text:style-name="P10"/>
            <text:p text:style-name="P10"/>
            <text:p text:style-name="P10"/>
            <text:p text:style-name="Standard"><text:span text:style-name="T10">HoD’s Name: _________________________________</text:span></text:p>
            <text:p text:style-name="P9"/>
            <text:p text:style-name="P26"><text:span text:style-name="T10">Sign ____________________ <text:s text:c="3"/>Date_________________</text:span></text:p>
          </table:table-cell>
          <table:table-cell table:style-name="Table3.A2" office:value-type="string">
            <text:p text:style-name="P1"><text:span text:style-name="T30">Head of department</text:span></text:p>
            <text:p text:style-name="P32"/>
            <text:list xml:id="list125040603536605" text:continue-numbering="true" text:style-name="WWNum3">
              <text:list-item>
                <text:p text:style-name="P35"><text:span text:style-name="T21">I Agree<text:tab/></text:span></text:p>
              </text:list-item>
              <text:list-item>
                <text:p text:style-name="P35"><text:span text:style-name="T21">I Disagree<text:tab/>(with the decision above)</text:span></text:p>
              </text:list-item>
            </text:list>
            <text:p text:style-name="P9"/>
            <text:p text:style-name="P26"><text:span text:style-name="T9">Comment: </text:span></text:p>
            <text:p text:style-name="P10"/>
            <text:p text:style-name="P10"/>
            <text:p text:style-name="P10"/>
            <text:p text:style-name="P10"/>
            <text:p text:style-name="P10"/>
            <text:p text:style-name="P10"/>
            <text:p text:style-name="P10"/>
            <text:p text:style-name="Standard"><text:span text:style-name="T10">HoD’s Name: _________________________________</text:span></text:p>
            <text:p text:style-name="P9"/>
            <text:p text:style-name="P26"><text:span text:style-name="T10">Sign ____________________ <text:s text:c="3"/>Date_________________</text:span></text:p>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6"/>
            <text:p text:style-name="P27"><text:span text:style-name="T3">OVERALL RECOMMENDATIONS </text:span></text:p>
          </table:table-cell>
          <table:covered-table-cell/>
        </table:table-row>
        <table:table-row table:style-name="Table4.2">
          <table:table-cell table:style-name="Table4.A2" office:value-type="string">
            <text:p text:style-name="P1"><text:span text:style-name="T3">MID YEAR</text:span></text:p>
            <text:p text:style-name="P1"><text:span text:style-name="T3">(Jul – Dec)</text:span></text:p>
          </table:table-cell>
          <table:table-cell table:style-name="Table4.A2" office:value-type="string">
            <text:p text:style-name="P1"><text:span text:style-name="T3">END OF YEAR</text:span></text:p>
            <text:p text:style-name="P1"><text:span text:style-name="T3">(Jul – Jun)</text:span></text:p>
          </table:table-cell>
        </table:table-row>
        <table:table-row table:style-name="Table4.3">
          <table:table-cell table:style-name="Table4.A2" office:value-type="string">
            <text:p text:style-name="P1"><text:span text:style-name="T30">GROUP Human Resource MANAGER:</text:span></text:p>
            <text:p text:style-name="P31"/>
            <text:list xml:id="list125039262353559" text:continue-numbering="true" text:style-name="WWNum3">
              <text:list-item>
                <text:p text:style-name="P35"><text:span text:style-name="T21">I Agree<text:tab/></text:span></text:p>
              </text:list-item>
              <text:list-item>
                <text:p text:style-name="P35"><text:span text:style-name="T21">I Disagree<text:tab/>(with the decision above)</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0">Group HRM’s Name:__________________________________ <text:s text:c="2"/></text:span></text:p>
            <text:p text:style-name="P9"/>
            <text:p text:style-name="Standard"><text:span text:style-name="T10">Sign ____________________ <text:s/>Date_________________</text:span></text:p>
          </table:table-cell>
          <table:table-cell table:style-name="Table4.A2" office:value-type="string">
            <text:p text:style-name="P1"><text:span text:style-name="T30">GROUP Human Resource MANAGER:</text:span></text:p>
            <text:p text:style-name="P31"/>
            <text:list xml:id="list125040325750564" text:continue-numbering="true" text:style-name="WWNum3">
              <text:list-item>
                <text:p text:style-name="P35"><text:span text:style-name="T21">I Agree<text:tab/></text:span></text:p>
              </text:list-item>
              <text:list-item>
                <text:p text:style-name="P35"><text:span text:style-name="T21">I Disagree<text:tab/>(with the decision above)</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0">Group HRM’s Name:__________________________</text:span></text:p>
            <text:p text:style-name="P9"/>
            <text:p text:style-name="Standard"><text:span text:style-name="T10">Sign ________________ Date_________________</text:span></text:p>
            <text:p text:style-name="P9"/>
          </table:table-cell>
        </table:table-row>
        <table:table-row table:style-name="Table4.3">
          <table:table-cell table:style-name="Table4.A2" office:value-type="string">
            <text:p text:style-name="P1"><text:span text:style-name="T4">CHIEF EXECUTIVE OFFICER’S APPROVAL:</text:span></text:p>
            <text:p text:style-name="P5"/>
            <text:list xml:id="list2091678955284061341" text:style-name="WWNum2">
              <text:list-item>
                <text:p text:style-name="P59"><text:span text:style-name="T21">Employment lapsed <text:s/></text:span></text:p>
              </text:list-item>
              <text:list-item>
                <text:p text:style-name="P60"><text:span text:style-name="T21">Continue employment on current terms</text:span></text:p>
              </text:list-item>
              <text:list-item>
                <text:p text:style-name="P60"><text:span text:style-name="T21">Lateral transfer</text:span></text:p>
              </text:list-item>
              <text:list-item>
                <text:p text:style-name="P60"><text:span text:style-name="T21">Upward mobility (promotion) approved. <text:s/></text:span></text:p>
              </text:list-item>
            </text:list>
            <text:p text:style-name="P12"/>
            <text:p text:style-name="P26"><text:span text:style-name="T9">Comment: </text:span></text:p>
            <text:p text:style-name="P10"/>
            <text:p text:style-name="P10"/>
            <text:p text:style-name="P10"/>
            <text:p text:style-name="Standard"><text:span text:style-name="T10">CEO’s Name: _____________________________________</text:span></text:p>
            <text:p text:style-name="P9"/>
            <text:p text:style-name="P9"/>
            <text:p text:style-name="Standard"><text:span text:style-name="T10">Sign ____________________ <text:s text:c="3"/>Date_________________</text:span></text:p>
            <text:p text:style-name="P30"/>
          </table:table-cell>
          <table:table-cell table:style-name="Table4.A2" office:value-type="string">
            <text:p text:style-name="P1"><text:span text:style-name="T4">CHIEF EXECUTIVE OFFICER’S APPROVAL:</text:span></text:p>
            <text:p text:style-name="P5"/>
            <text:list xml:id="list125040084962326" text:continue-numbering="true" text:style-name="WWNum2">
              <text:list-item>
                <text:p text:style-name="P59"><text:span text:style-name="T21">Employment lapsed <text:s/></text:span></text:p>
              </text:list-item>
              <text:list-item>
                <text:p text:style-name="P60"><text:span text:style-name="T21">Continue employment on current terms</text:span></text:p>
              </text:list-item>
              <text:list-item>
                <text:p text:style-name="P60"><text:span text:style-name="T21">Lateral transfer</text:span></text:p>
              </text:list-item>
              <text:list-item>
                <text:p text:style-name="P60"><text:span text:style-name="T21">Upward mobility (promotion) approved. <text:s/></text:span></text:p>
              </text:list-item>
            </text:list>
            <text:p text:style-name="P12"/>
            <text:p text:style-name="P26"><text:span text:style-name="T9">Comment: </text:span></text:p>
            <text:p text:style-name="P10"/>
            <text:p text:style-name="P10"/>
            <text:p text:style-name="P9"/>
            <text:p text:style-name="P9"/>
            <text:p text:style-name="Standard"><text:span text:style-name="T10">CEO’s Name: ________________________________</text:span></text:p>
            <text:p text:style-name="P9"/>
            <text:p text:style-name="P9"/>
            <text:p text:style-name="Standard"><text:span text:style-name="T10">Sign ________________ <text:s text:c="3"/>Date_________________</text:span></text:p>
          </table:table-cell>
        </table:table-row>
      </table:table>
      <text:p text:style-name="P6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header-rows>
          <table:table-row table:style-name="Table5.1">
            <table:table-cell table:style-name="Table5.A1" table:number-columns-spanned="12" office:value-type="string">
              <text:p text:style-name="Standard"><text:span text:style-name="T22">SECTION 2: QUANTITATIVE PERFORMANCE EVALUATION</text:span><text:span text:style-name="T23"> </text:span><text:span text:style-name="T24">Assess Mid- Year and End of Year performance. Quantitative performance is out of 100% and overally represents 70% of employee’s overall performanc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1" table:number-rows-spanned="2" table:number-columns-spanned="2" office:value-type="string">
              <text:p text:style-name="P14"/>
              <text:p text:style-name="Standard"><text:span text:style-name="T11">TARGET AREA</text:span></text:p>
            </table:table-cell>
            <table:covered-table-cell/>
            <table:table-cell table:style-name="Table5.A1" table:number-rows-spanned="2" office:value-type="string">
              <text:p text:style-name="P14"/>
              <text:p text:style-name="P1"><text:span text:style-name="T11">KPI &amp; TIME FRAME</text:span></text:p>
              <text:p text:style-name="Standard"><text:span text:style-name="T11"><text:s/></text:span></text:p>
            </table:table-cell>
            <table:table-cell table:style-name="Table5.A1" table:number-rows-spanned="2" office:value-type="string">
              <text:p text:style-name="P14"/>
              <text:p text:style-name="P14"/>
              <text:p text:style-name="P14"/>
              <text:p text:style-name="Standard"><text:span text:style-name="T11">UNIT</text:span></text:p>
            </table:table-cell>
            <table:table-cell table:style-name="Table5.A1" table:number-rows-spanned="2" office:value-type="string">
              <text:p text:style-name="P15"/>
              <text:p text:style-name="P15"/>
              <text:p text:style-name="P15"/>
              <text:p text:style-name="P1"><text:span text:style-name="T11">WT %</text:span></text:p>
            </table:table-cell>
            <table:table-cell table:style-name="Table5.A1" table:number-columns-spanned="3" office:value-type="string">
              <text:p text:style-name="P15"/>
              <text:p text:style-name="P15"/>
              <text:p text:style-name="P1"><text:span text:style-name="T11">MID YEAR</text:span></text:p>
              <text:p text:style-name="P1"><text:span text:style-name="T11">(Jul-Dec)</text:span></text:p>
            </table:table-cell>
            <table:covered-table-cell/>
            <table:covered-table-cell/>
            <table:table-cell table:style-name="Table5.A1" office:value-type="string">
              <text:p text:style-name="P15"/>
            </table:table-cell>
            <table:table-cell table:style-name="Table5.A1" table:number-columns-spanned="3" office:value-type="string">
              <text:p text:style-name="P15"/>
              <text:p text:style-name="P15"/>
              <text:p text:style-name="P1"><text:span text:style-name="T11">END OF YEAR</text:span></text:p>
              <text:p text:style-name="P1"><text:span text:style-name="T11">(Jul – Jun)</text:span></text:p>
            </table:table-cell>
            <table:covered-table-cell/>
            <table:covered-table-cell/>
          </table:table-row>
          <table:table-row table:style-name="Table5.3">
            <table:covered-table-cell/>
            <table:covered-table-cell/>
            <table:covered-table-cell/>
            <table:covered-table-cell/>
            <table:covered-table-cell/>
            <table:table-cell table:style-name="Table5.A1" office:value-type="string">
              <text:p text:style-name="P1"><text:span text:style-name="T15">Self Score</text:span></text:p>
              <text:p text:style-name="P18"/>
            </table:table-cell>
            <table:table-cell table:style-name="Table5.A1" office:value-type="string">
              <text:p text:style-name="P1"><text:span text:style-name="T15">Evaluator’s score</text:span></text:p>
              <text:p text:style-name="P18"/>
            </table:table-cell>
            <table:table-cell table:style-name="Table5.A1" office:value-type="string">
              <text:p text:style-name="P1"><text:span text:style-name="T15">Agreed Score</text:span></text:p>
            </table:table-cell>
            <table:table-cell table:style-name="Table5.I3" office:value-type="string">
              <text:p text:style-name="P18"/>
            </table:table-cell>
            <table:table-cell table:style-name="Table5.A1" office:value-type="string">
              <text:p text:style-name="P1"><text:span text:style-name="T15">Self Score</text:span></text:p>
              <text:p text:style-name="P18"/>
            </table:table-cell>
            <table:table-cell table:style-name="Table5.A1" office:value-type="string">
              <text:p text:style-name="P1"><text:span text:style-name="T15">Evaluator’s score</text:span></text:p>
              <text:p text:style-name="P18"/>
            </table:table-cell>
            <table:table-cell table:style-name="Table5.A1" office:value-type="string">
              <text:p text:style-name="P1"><text:span text:style-name="T15">Agreed Score</text:span></text:p>
            </table:table-cell>
          </table:table-row>
        </table:table-header-rows>
        <table:table-row table:style-name="Table5.4">
          <table:table-cell table:style-name="Table5.A1" table:number-columns-spanned="2" office:value-type="string">
            <text:p text:style-name="P17"/>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5"/>
          </table:table-cell>
          <table:table-cell table:style-name="Table5.A1" office:value-type="string">
            <text:p text:style-name="P17"/>
          </table:table-cell>
          <table:table-cell table:style-name="Table5.A1" office:value-type="string">
            <text:p text:style-name="P18"/>
          </table:table-cell>
          <table:table-cell table:style-name="Table5.A1" office:value-type="string">
            <text:p text:style-name="P17"/>
          </table:table-cell>
          <table:table-cell table:style-name="Table5.I3"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5">
          <table:table-cell table:style-name="Table5.A1" table:number-columns-spanned="2" office:value-type="string">
            <text:p text:style-name="P14"/>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5"/>
          </table:table-cell>
          <table:table-cell table:style-name="Table5.A1" office:value-type="string">
            <text:p text:style-name="P17"/>
          </table:table-cell>
          <table:table-cell table:style-name="Table5.A1" office:value-type="string">
            <text:p text:style-name="P18"/>
          </table:table-cell>
          <table:table-cell table:style-name="Table5.A1" office:value-type="string">
            <text:p text:style-name="P17"/>
          </table:table-cell>
          <table:table-cell table:style-name="Table5.I3"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6">
          <table:table-cell table:style-name="Table5.A1" table:number-columns-spanned="2" office:value-type="string">
            <text:p text:style-name="P17"/>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5"/>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I3"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ext:soft-page-break/>
        <table:table-row table:style-name="Table5.5">
          <table:table-cell table:style-name="Table5.A1" table:number-columns-spanned="2" office:value-type="string">
            <text:p text:style-name="P17"/>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5"/>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I3"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6">
          <table:table-cell table:style-name="Table5.A1" table:number-columns-spanned="2" office:value-type="string">
            <text:p text:style-name="P17"/>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5"/>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I3"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6">
          <table:table-cell table:style-name="Table5.A1" table:number-columns-spanned="2" office:value-type="string">
            <text:p text:style-name="P21"/>
            <text:p text:style-name="P14"/>
          </table:table-cell>
          <table:covered-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22"/>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I3"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6">
          <table:table-cell table:style-name="Table5.A10" office:value-type="string">
            <text:p text:style-name="Standard"><text:span text:style-name="T25">GRAND TOTALS</text:span></text:p>
          </table:table-cell>
          <table:table-cell table:style-name="Table5.A10" table:number-columns-spanned="3" office:value-type="string">
            <text:p text:style-name="P17"/>
          </table:table-cell>
          <table:covered-table-cell/>
          <table:covered-table-cell/>
          <table:table-cell table:style-name="Table5.A10"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5.11">
          <table:table-cell table:style-name="Table5.A1" office:value-type="string">
            <text:p text:style-name="P3"/>
            <text:p text:style-name="Standard"><text:span text:style-name="T3">Supervisors Comments</text:span></text:p>
            <text:p text:style-name="P3"/>
            <text:p text:style-name="Standard"><text:span text:style-name="T3">Signature :</text:span></text:p>
            <text:p text:style-name="Standard"><text:span text:style-name="T3">Date:</text:span></text:p>
          </table:table-cell>
          <table:table-cell table:style-name="Table5.A1" table:number-columns-spanned="3" office:value-type="string">
            <text:p text:style-name="P1"><text:span text:style-name="T26">MID YEAR REVIEW</text:span></text:p>
          </table:table-cell>
          <table:covered-table-cell/>
          <table:covered-table-cell/>
          <table:table-cell table:style-name="Table5.A1" table:number-columns-spanned="8" office:value-type="string">
            <text:p text:style-name="P1"><text:span text:style-name="T3">END YEAR/ ANNUAL EVALUATION</text:span></text:p>
          </table:table-cell>
          <table:covered-table-cell/>
          <table:covered-table-cell/>
          <table:covered-table-cell/>
          <table:covered-table-cell/>
          <table:covered-table-cell/>
          <table:covered-table-cell/>
          <table:covered-table-cell/>
        </table:table-row>
        <table:table-row table:style-name="Table5.12">
          <table:table-cell table:style-name="Table5.A10" office:value-type="string">
            <text:p text:style-name="P12"/>
          </table:table-cell>
          <table:table-cell table:style-name="Table5.A10" table:number-columns-spanned="3" office:value-type="string">
            <text:p text:style-name="P14"/>
          </table:table-cell>
          <table:covered-table-cell/>
          <table:covered-table-cell/>
          <table:table-cell table:style-name="Table5.A10"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5.13">
          <table:table-cell table:style-name="Table5.A1" office:value-type="string">
            <text:p text:style-name="P3"/>
            <text:p text:style-name="P12"/>
            <text:p text:style-name="Standard"><text:span text:style-name="T3">Employee’s Comments</text:span></text:p>
            <text:p text:style-name="P3"/>
            <text:p text:style-name="P3"/>
            <text:p text:style-name="Standard"><text:span text:style-name="T3">Signature: </text:span></text:p>
            <text:p text:style-name="Standard"><text:span text:style-name="T3">Date:</text:span></text:p>
          </table:table-cell>
          <table:table-cell table:style-name="Table5.A1" table:number-columns-spanned="3" office:value-type="string">
            <text:p text:style-name="P15"/>
          </table:table-cell>
          <table:covered-table-cell/>
          <table:covered-table-cell/>
          <table:table-cell table:style-name="Table5.A1"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57"><text:span text:style-name="T27">SECTION 3:<text:tab/>QUALITATIVE ASSESSMENT </text:span><text:span text:style-name="T6">Tick under the relevant column to indicate rating. Please </text:span><text:span text:style-name="T7">do not</text:span><text:span text:style-name="T6"> write the figur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E"/>
        <table:table-column table:style-name="Table6.J"/>
        <table:table-column table:style-name="Table6.K"/>
        <table:table-column table:style-name="Table6.L"/>
        <table:table-column table:style-name="Table6.M"/>
        <table:table-column table:style-name="Table6.N"/>
        <table:table-column table:style-name="Table6.M"/>
        <table:table-column table:style-name="Table6.P"/>
        <table:table-column table:style-name="Table6.Q"/>
        <table:table-column table:style-name="Table6.R"/>
        <table:table-column table:style-name="Table6.S"/>
        <table:table-column table:style-name="Table6.R"/>
        <table:table-column table:style-name="Table6.U"/>
        <table:table-column table:style-name="Table6.V"/>
        <table:table-column table:style-name="Table6.S"/>
        <table:table-column table:style-name="Table6.X"/>
        <table:table-column table:style-name="Table6.S"/>
        <table:table-column table:style-name="Table6.Z"/>
        <table:table-column table:style-name="Table6.a"/>
        <table:table-column table:style-name="Table6.b"/>
        <table:table-column table:style-name="Table6.c"/>
        <table:table-column table:style-name="Table6.d"/>
        <table:table-row table:style-name="Table6.1">
          <table:table-cell table:style-name="Table6.A1" table:number-rows-spanned="4" table:number-columns-spanned="2" office:value-type="string">
            <text:p text:style-name="P53"><text:span text:style-name="T17">CORE COMPETENCIES</text:span></text:p>
            <text:p text:style-name="Standard"><text:span text:style-name="T18">Refer to performance management notes for definition and Indicate on right hand side, the level of achievement </text:span><text:span text:style-name="T19">ranging from 1 – 5points</text:span><text:span text:style-name="T18"> (under relevant column)</text:span></text:p>
          </table:table-cell>
          <table:covered-table-cell/>
          <table:table-cell table:style-name="Table6.C1" table:number-columns-spanned="11" office:value-type="string">
            <text:p text:style-name="P1"><text:span text:style-name="T17">Mid-Year</text:span></text:p>
            <text:p text:style-name="P1"><text:span text:style-name="T16">(Jul – Dec)</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6.N1" table:number-columns-spanned="2" office:value-type="string">
            <text:p text:style-name="P20"/>
            <text:p text:style-name="P20"/>
            <text:p text:style-name="P20"/>
            <text:p text:style-name="P1"><text:span text:style-name="T17">Agreed score</text:span></text:p>
          </table:table-cell>
          <table:covered-table-cell/>
          <table:table-cell table:style-name="Table6.C1" table:number-columns-spanned="12" office:value-type="string">
            <text:p text:style-name="P1"><text:span text:style-name="T17">End of Year</text:span></text:p>
            <text:p text:style-name="P1"><text:span text:style-name="T16">(Jan - Ju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N1" table:number-columns-spanned="2" office:value-type="string">
            <text:p text:style-name="P20"/>
            <text:p text:style-name="P20"/>
            <text:p text:style-name="P20"/>
            <text:p text:style-name="P20"/>
            <text:p text:style-name="P1"><text:span text:style-name="T17">Agreed score</text:span></text:p>
          </table:table-cell>
          <table:covered-table-cell/>
          <table:table-cell table:style-name="Table6.A1" office:value-type="string">
            <text:p text:style-name="P1"><text:span text:style-name="T12">Annual</text:span></text:p>
            <text:p text:style-name="P1"><text:span text:style-name="T12">Average</text:span></text:p>
            <text:p text:style-name="P1"><text:span text:style-name="T12">score</text:span></text:p>
            <text:p text:style-name="P1"><text:span text:style-name="T18">(Mid-Year Score + End Year Score</text:span></text:p>
            <text:p text:style-name="P1"><text:span text:style-name="T18">Divided by 2)</text:span></text:p>
          </table:table-cell>
        </table:table-row>
        <table:table-row table:style-name="Table6.1">
          <table:covered-table-cell/>
          <table:covered-table-cell/>
          <table:table-cell table:style-name="Table6.C2" table:number-columns-spanned="5" office:value-type="string">
            <text:p text:style-name="P1"><text:span text:style-name="T17">Self-Score</text:span></text:p>
          </table:table-cell>
          <table:covered-table-cell/>
          <table:covered-table-cell/>
          <table:covered-table-cell/>
          <table:covered-table-cell/>
          <table:table-cell table:style-name="Table6.C2" table:number-columns-spanned="6" office:value-type="string">
            <text:p text:style-name="P1"><text:span text:style-name="T17">Evaluator’s </text:span></text:p>
            <text:p text:style-name="P1"><text:span text:style-name="T17">score</text:span></text:p>
          </table:table-cell>
          <table:covered-table-cell/>
          <table:covered-table-cell/>
          <table:covered-table-cell/>
          <table:covered-table-cell/>
          <table:covered-table-cell/>
          <table:table-cell table:style-name="Table6.N2" table:number-columns-spanned="2" office:value-type="string">
            <text:p text:style-name="P51"/>
          </table:table-cell>
          <table:covered-table-cell/>
          <table:table-cell table:style-name="Table6.C2" table:number-columns-spanned="6" office:value-type="string">
            <text:p text:style-name="P1"><text:span text:style-name="T17">Self-Score</text:span></text:p>
          </table:table-cell>
          <table:covered-table-cell/>
          <table:covered-table-cell/>
          <table:covered-table-cell/>
          <table:covered-table-cell/>
          <table:covered-table-cell/>
          <table:table-cell table:style-name="Table6.C2" table:number-columns-spanned="6" office:value-type="string">
            <text:p text:style-name="P1"><text:span text:style-name="T17">Evaluator’s </text:span></text:p>
            <text:p text:style-name="P1"><text:span text:style-name="T17">score</text:span></text:p>
          </table:table-cell>
          <table:covered-table-cell/>
          <table:covered-table-cell/>
          <table:covered-table-cell/>
          <table:covered-table-cell/>
          <table:covered-table-cell/>
          <table:table-cell table:style-name="Table6.N2" table:number-columns-spanned="2" office:value-type="string">
            <text:p text:style-name="P20"/>
          </table:table-cell>
          <table:covered-table-cell/>
          <table:table-cell table:style-name="Table6.d2" office:value-type="string">
            <text:p text:style-name="P16"/>
          </table:table-cell>
        </table:table-row>
        <table:table-row table:style-name="Table6.3">
          <table:covered-table-cell/>
          <table:covered-table-cell/>
          <table:table-cell table:style-name="Table6.C3" office:value-type="string">
            <text:p text:style-name="P63"><text:span text:style-name="T11">Excellent</text:span></text:p>
          </table:table-cell>
          <table:table-cell table:style-name="Table6.C3" office:value-type="string">
            <text:p text:style-name="P63"><text:span text:style-name="T11">Very Good</text:span></text:p>
          </table:table-cell>
          <table:table-cell table:style-name="Table6.C3" office:value-type="string">
            <text:p text:style-name="P64"><text:span text:style-name="T11">Good </text:span></text:p>
            <text:p text:style-name="P61"/>
          </table:table-cell>
          <table:table-cell table:style-name="Table6.C3" office:value-type="string">
            <text:p text:style-name="P63"><text:span text:style-name="T11">Below average</text:span></text:p>
          </table:table-cell>
          <table:table-cell table:style-name="Table6.C3" office:value-type="string">
            <text:p text:style-name="P63"><text:span text:style-name="T11">Poor </text:span></text:p>
            <text:p text:style-name="P61"/>
          </table:table-cell>
          <table:table-cell table:style-name="Table6.C3" office:value-type="string">
            <text:p text:style-name="P63"><text:span text:style-name="T11">Excellent</text:span></text:p>
          </table:table-cell>
          <table:table-cell table:style-name="Table6.C3" office:value-type="string">
            <text:p text:style-name="P63"><text:span text:style-name="T11">Very Good</text:span></text:p>
          </table:table-cell>
          <table:table-cell table:style-name="Table6.C3" office:value-type="string">
            <text:p text:style-name="P64"><text:span text:style-name="T11">Good </text:span></text:p>
            <text:p text:style-name="P61"/>
          </table:table-cell>
          <table:table-cell table:style-name="Table6.C3" office:value-type="string">
            <text:p text:style-name="P63"><text:span text:style-name="T11">Below average</text:span></text:p>
          </table:table-cell>
          <table:table-cell table:style-name="Table6.C3" office:value-type="string">
            <text:p text:style-name="P63"><text:span text:style-name="T11">Poor </text:span></text:p>
            <text:p text:style-name="P61"/>
          </table:table-cell>
          <table:table-cell table:style-name="Table6.M3" table:number-columns-spanned="2" office:value-type="string">
            <text:p text:style-name="P62"/>
          </table:table-cell>
          <table:covered-table-cell/>
          <table:table-cell table:style-name="Table6.C3" table:number-columns-spanned="2" office:value-type="string">
            <text:p text:style-name="P63"><text:span text:style-name="T11">Excellent</text:span></text:p>
          </table:table-cell>
          <table:covered-table-cell/>
          <table:table-cell table:style-name="Table6.C3" office:value-type="string">
            <text:p text:style-name="P63"><text:span text:style-name="T11">Very Good</text:span></text:p>
          </table:table-cell>
          <table:table-cell table:style-name="Table6.C3" office:value-type="string">
            <text:p text:style-name="P64"><text:span text:style-name="T11">Good </text:span></text:p>
            <text:p text:style-name="P61"/>
          </table:table-cell>
          <table:table-cell table:style-name="Table6.C3" office:value-type="string">
            <text:p text:style-name="P63"><text:span text:style-name="T11">Below average</text:span></text:p>
          </table:table-cell>
          <table:table-cell table:style-name="Table6.C3" office:value-type="string">
            <text:p text:style-name="P63"><text:span text:style-name="T11">Poor </text:span></text:p>
            <text:p text:style-name="P61"/>
          </table:table-cell>
          <table:table-cell table:style-name="Table6.C3" table:number-columns-spanned="2" office:value-type="string">
            <text:p text:style-name="P63"><text:span text:style-name="T11">Excellent</text:span></text:p>
          </table:table-cell>
          <table:covered-table-cell/>
          <table:table-cell table:style-name="Table6.C3" office:value-type="string">
            <text:p text:style-name="P63"><text:span text:style-name="T11">Very Good</text:span></text:p>
          </table:table-cell>
          <table:table-cell table:style-name="Table6.C3" office:value-type="string">
            <text:p text:style-name="P64"><text:span text:style-name="T11">Good </text:span></text:p>
            <text:p text:style-name="P61"/>
          </table:table-cell>
          <table:table-cell table:style-name="Table6.C3" office:value-type="string">
            <text:p text:style-name="P63"><text:span text:style-name="T11">Below average</text:span></text:p>
          </table:table-cell>
          <table:table-cell table:style-name="Table6.C3" office:value-type="string">
            <text:p text:style-name="P63"><text:span text:style-name="T11">Poor </text:span></text:p>
            <text:p text:style-name="P61"/>
          </table:table-cell>
          <table:table-cell table:style-name="Table6.M3" table:number-columns-spanned="2" office:value-type="string">
            <text:p text:style-name="P62"/>
          </table:table-cell>
          <table:covered-table-cell/>
          <table:table-cell table:style-name="Table6.C2" table:number-columns-spanned="2" office:value-type="string">
            <text:p text:style-name="P19"/>
          </table:table-cell>
          <table:covered-table-cell/>
        </table:table-row>
        <table:table-row table:style-name="Table6.4">
          <table:covered-table-cell/>
          <table:covered-table-cell/>
          <table:table-cell table:style-name="Table6.C2" office:value-type="string">
            <text:p text:style-name="P1"><text:span text:style-name="T11">5</text:span></text:p>
          </table:table-cell>
          <table:table-cell table:style-name="Table6.C2" office:value-type="string">
            <text:p text:style-name="P1"><text:span text:style-name="T11">4</text:span></text:p>
          </table:table-cell>
          <table:table-cell table:style-name="Table6.C2" office:value-type="string">
            <text:p text:style-name="P1"><text:span text:style-name="T11">3</text:span></text:p>
          </table:table-cell>
          <table:table-cell table:style-name="Table6.C2" office:value-type="string">
            <text:p text:style-name="P1"><text:span text:style-name="T11">2</text:span></text:p>
          </table:table-cell>
          <table:table-cell table:style-name="Table6.C2" office:value-type="string">
            <text:p text:style-name="P1"><text:span text:style-name="T11">1</text:span></text:p>
          </table:table-cell>
          <table:table-cell table:style-name="Table6.C2" office:value-type="string">
            <text:p text:style-name="P1"><text:span text:style-name="T11">5</text:span></text:p>
          </table:table-cell>
          <table:table-cell table:style-name="Table6.C2" office:value-type="string">
            <text:p text:style-name="P1"><text:span text:style-name="T11">4</text:span></text:p>
          </table:table-cell>
          <table:table-cell table:style-name="Table6.C2" office:value-type="string">
            <text:p text:style-name="P1"><text:span text:style-name="T11">3</text:span></text:p>
          </table:table-cell>
          <table:table-cell table:style-name="Table6.C2" office:value-type="string">
            <text:p text:style-name="P1"><text:span text:style-name="T11">2</text:span></text:p>
          </table:table-cell>
          <table:table-cell table:style-name="Table6.C2" office:value-type="string">
            <text:p text:style-name="P1"><text:span text:style-name="T11">1</text:span></text:p>
          </table:table-cell>
          <table:table-cell table:style-name="Table6.C2" table:number-columns-spanned="2" office:value-type="string">
            <text:p text:style-name="P15"/>
          </table:table-cell>
          <table:covered-table-cell/>
          <table:table-cell table:style-name="Table6.C2" table:number-columns-spanned="2" office:value-type="string">
            <text:p text:style-name="P1"><text:span text:style-name="T11">5</text:span></text:p>
          </table:table-cell>
          <table:covered-table-cell/>
          <table:table-cell table:style-name="Table6.C2" office:value-type="string">
            <text:p text:style-name="P1"><text:span text:style-name="T11">4</text:span></text:p>
          </table:table-cell>
          <table:table-cell table:style-name="Table6.C2" office:value-type="string">
            <text:p text:style-name="P1"><text:span text:style-name="T11">3</text:span></text:p>
          </table:table-cell>
          <table:table-cell table:style-name="Table6.C2" office:value-type="string">
            <text:p text:style-name="P1"><text:span text:style-name="T11">2</text:span></text:p>
          </table:table-cell>
          <table:table-cell table:style-name="Table6.C2" office:value-type="string">
            <text:p text:style-name="P1"><text:span text:style-name="T11">1</text:span></text:p>
          </table:table-cell>
          <table:table-cell table:style-name="Table6.C2" table:number-columns-spanned="2" office:value-type="string">
            <text:p text:style-name="P1"><text:span text:style-name="T11">5</text:span></text:p>
          </table:table-cell>
          <table:covered-table-cell/>
          <table:table-cell table:style-name="Table6.C2" office:value-type="string">
            <text:p text:style-name="P1"><text:span text:style-name="T11">4</text:span></text:p>
          </table:table-cell>
          <table:table-cell table:style-name="Table6.C2" office:value-type="string">
            <text:p text:style-name="P1"><text:span text:style-name="T11">3</text:span></text:p>
          </table:table-cell>
          <table:table-cell table:style-name="Table6.C2" office:value-type="string">
            <text:p text:style-name="P1"><text:span text:style-name="T11">2</text:span></text:p>
          </table:table-cell>
          <table:table-cell table:style-name="Table6.C2" office:value-type="string">
            <text:p text:style-name="P1"><text:span text:style-name="T11">1</text:span></text:p>
          </table:table-cell>
          <table:table-cell table:style-name="Table6.C2" table:number-columns-spanned="2" office:value-type="string">
            <text:p text:style-name="P15"/>
          </table:table-cell>
          <table:covered-table-cell/>
          <table:table-cell table:style-name="Table6.C2" table:number-columns-spanned="2" office:value-type="string">
            <text:p text:style-name="P14"/>
          </table:table-cell>
          <table:covered-table-cell/>
        </table:table-row>
        <table:table-row table:style-name="Table6.4">
          <table:table-cell table:style-name="Table6.C2" table:number-columns-spanned="2" office:value-type="string">
            <text:p text:style-name="Standard"><text:span text:style-name="T14">Planning &amp; Organizing</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4">
          <table:table-cell table:style-name="Table6.C2" table:number-columns-spanned="2" office:value-type="string">
            <text:p text:style-name="Standard"><text:span text:style-name="T14">Problem Solving /Decision Making Skills</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4">
          <table:table-cell table:style-name="Table6.C2" table:number-columns-spanned="2" office:value-type="string">
            <text:p text:style-name="Standard"><text:span text:style-name="T14">Initiative </text:span></text:p>
            <text:p text:style-name="Standard"><text:span text:style-name="T14">&amp; Innovation</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8">
          <table:table-cell table:style-name="Table6.C2" table:number-columns-spanned="2" office:value-type="string">
            <text:p text:style-name="Standard"><text:span text:style-name="T13">Attitude</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4">
          <table:table-cell table:style-name="Table6.C2" table:number-columns-spanned="2" office:value-type="string">
            <text:p text:style-name="Standard"><text:span text:style-name="T13">Communication </text:span></text:p>
            <text:p text:style-name="Standard"><text:span text:style-name="T13">&amp; Reporting</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4">
          <table:table-cell table:style-name="Table6.C2" table:number-columns-spanned="2" office:value-type="string">
            <text:p text:style-name="Standard"><text:span text:style-name="T14">Teamwork </text:span></text:p>
            <text:p text:style-name="Standard"><text:span text:style-name="T14">&amp; Interpersonal Relations</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4">
          <table:table-cell table:style-name="Table6.C2" table:number-columns-spanned="2" office:value-type="string">
            <text:p text:style-name="Standard"><text:span text:style-name="T11">Compliance to policy &amp; procedures</text:span></text:p>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office:value-type="string">
            <text:p text:style-name="P15"/>
          </table:table-cell>
          <table:table-cell table:style-name="Table6.C2" table:number-columns-spanned="2" office:value-type="string">
            <text:p text:style-name="P15"/>
          </table:table-cell>
          <table:covered-table-cell/>
          <table:table-cell table:style-name="Table6.C2" table:number-columns-spanned="2" office:value-type="string">
            <text:p text:style-name="P15"/>
          </table:table-cell>
          <table:covered-table-cell/>
        </table:table-row>
        <table:table-row table:style-name="Table6.12">
          <table:table-cell table:style-name="Table6.A12" table:number-columns-spanned="29" office:value-type="string">
            <text:p text:style-name="P36"><text:span text:style-name="T17">Sum of score for core competencies out a possible max of 3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d12" office:value-type="string">
            <text:p text:style-name="P36"><text:span text:style-name="T17">/35</text:span></text:p>
          </table:table-cell>
        </table:table-row>
        <table:table-row table:style-name="Table6.13">
          <table:table-cell table:style-name="Table6.A13" office:value-type="string">
            <text:p text:style-name="P8"/>
          </table:table-cell>
          <table:table-cell table:style-name="Table6.B13" table:number-columns-spanned="13" office:value-type="string">
            <text:p text:style-name="P1"><text:span text:style-name="T26">MID YEAR REVIEW</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3" table:number-columns-spanned="16" office:value-type="string">
            <text:p text:style-name="P1"><text:span text:style-name="T3">END YEAR/ ANNUAL EVALU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4">
          <table:table-cell table:style-name="Table6.A14" office:value-type="string">
            <text:p text:style-name="Standard"><text:span text:style-name="T8">Employee comments:</text:span></text:p>
          </table:table-cell>
          <table:table-cell table:style-name="Table6.B14"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4" table:number-columns-spanned="16" office:value-type="string">
            <text:p text:style-name="P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5">
          <table:table-cell table:style-name="Table6.A15" office:value-type="string">
            <text:p text:style-name="Standard"><text:span text:style-name="T8">Supervisor comments:</text:span></text:p>
            <text:p text:style-name="P8"/>
          </table:table-cell>
          <table:table-cell table:style-name="Table6.B15" table:number-columns-spanned="13" office:value-type="string">
            <text:p text:style-name="P25"/>
            <text:p text:style-name="P25"/>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5" table:number-columns-spanned="16"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text:span text:style-name="T33">SECTION 4: PROFESSIONAL/TECHNICAL TRAINING DEVELOPMENT OBJECTIVE (S)</text:span><text:span text:style-name="T34"> </text:span><text:span text:style-name="T36">Please list down the professional training programs(s) required to enable us plan for the yea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8"/>
            <text:p text:style-name="Standard"><text:span text:style-name="T40"><text:s/></text:span><text:span text:style-name="T41">Job related training needs assessment </text:span></text:p>
            <text:p text:style-name="Standard"><text:span text:style-name="T42">List below the recommended training, the expected results of training and expected date of completion. At the reporting period comment on whether the training was undertaken and its impact on performance</text:span></text:p>
          </table:table-cell>
          <table:covered-table-cell/>
          <table:covered-table-cell/>
          <table:covered-table-cell/>
        </table:table-row>
        <table:table-row table:style-name="Table7.2">
          <table:table-cell table:style-name="Table7.A1" office:value-type="string">
            <text:p text:style-name="P49"/>
            <text:p text:style-name="Standard"><text:span text:style-name="T47">Identified training needs</text:span></text:p>
          </table:table-cell>
          <table:table-cell table:style-name="Table7.A1" office:value-type="string">
            <text:p text:style-name="P49"/>
            <text:p text:style-name="Standard"><text:span text:style-name="T47">Expected outcome</text:span></text:p>
          </table:table-cell>
          <table:table-cell table:style-name="Table7.A1" office:value-type="string">
            <text:p text:style-name="Standard"><text:span text:style-name="T47">Expected</text:span></text:p>
            <text:p text:style-name="Standard"><text:span text:style-name="T47">START DATE &amp; DATE OF COMPLETION</text:span></text:p>
          </table:table-cell>
          <table:table-cell table:style-name="Table7.A1" office:value-type="string">
            <text:p text:style-name="P49"/>
            <text:p text:style-name="Standard"><text:span text:style-name="T47">Evaluation and comment by supervisor</text:span></text:p>
          </table:table-cell>
        </table:table-row>
        <table:table-row table:style-name="Table7.3">
          <table:table-cell table:style-name="Table7.A1" office:value-type="string">
            <text:p text:style-name="P40"/>
            <text:p text:style-name="P40"/>
          </table:table-cell>
          <table:table-cell table:style-name="Table7.A1" office:value-type="string">
            <text:p text:style-name="Standard"><text:span text:style-name="T44"><text:s/></text:span></text:p>
          </table:table-cell>
          <table:table-cell table:style-name="Table7.A1" office:value-type="string">
            <text:p text:style-name="P38"/>
          </table:table-cell>
          <table:table-cell table:style-name="Table7.A1" office:value-type="string">
            <text:p text:style-name="P38"/>
            <text:p text:style-name="P38"/>
            <text:p text:style-name="P38"/>
            <text:p text:style-name="P38"/>
            <text:p text:style-name="P38"/>
          </table:table-cell>
        </table:table-row>
        <text:soft-page-break/>
        <table:table-row table:style-name="Table7.4">
          <table:table-cell table:style-name="Table7.A1" office:value-type="string">
            <text:p text:style-name="Standard"><text:span text:style-name="T45"><text:s/></text:span></text:p>
          </table:table-cell>
          <table:table-cell table:style-name="Table7.A1" office:value-type="string">
            <text:p text:style-name="P41"/>
          </table:table-cell>
          <table:table-cell table:style-name="Table7.A1" office:value-type="string">
            <text:p text:style-name="P38"/>
          </table:table-cell>
          <table:table-cell table:style-name="Table7.A1" office:value-type="string">
            <text:p text:style-name="P38"/>
            <text:p text:style-name="P38"/>
            <text:p text:style-name="P38"/>
            <text:p text:style-name="P38"/>
            <text:p text:style-name="P38"/>
            <text:p text:style-name="P38"/>
          </table:table-cell>
        </table:table-row>
        <table:table-row table:style-name="Table7.5">
          <table:table-cell table:style-name="Table7.A1" office:value-type="string">
            <text:p text:style-name="Standard"><text:span text:style-name="T45"><text:s/></text:span></text:p>
          </table:table-cell>
          <table:table-cell table:style-name="Table7.A1" office:value-type="string">
            <text:p text:style-name="P41"/>
          </table:table-cell>
          <table:table-cell table:style-name="Table7.A1" office:value-type="string">
            <text:p text:style-name="P38"/>
          </table:table-cell>
          <table:table-cell table:style-name="Table7.A1" office:value-type="string">
            <text:p text:style-name="P38"/>
            <text:p text:style-name="P38"/>
            <text:p text:style-name="P38"/>
            <text:p text:style-name="P38"/>
            <text:p text:style-name="P38"/>
            <text:p text:style-name="P38"/>
          </table:table-cell>
        </table:table-row>
        <table:table-row table:style-name="Table7.6">
          <table:table-cell table:style-name="Table7.A1" table:number-columns-spanned="4" office:value-type="string">
            <text:p text:style-name="Standard"><text:span text:style-name="T41">OTHER DEVELOPMENTAL NEEDS: </text:span><text:span text:style-name="T42">Specify plans for the future development of the employee. These may include transfer to another type of work or department, special assignment or re-training. </text:span></text:p>
            <text:p text:style-name="P43"/>
            <text:p text:style-name="P43"/>
            <text:p text:style-name="P43"/>
            <text:p text:style-name="P43"/>
            <text:p text:style-name="P43"/>
            <text:p text:style-name="P43"/>
            <text:p text:style-name="P43"/>
            <text:p text:style-name="P43"/>
            <text:p text:style-name="Standard"><text:span text:style-name="T43">STATE INDIVIDUAL DEVELOPMENT NEED IF ANY</text:span></text:p>
            <text:p text:style-name="P44"/>
            <text:p text:style-name="P44"/>
            <text:p text:style-name="P43"/>
            <text:p text:style-name="P43"/>
            <text:p text:style-name="P43"/>
            <text:p text:style-name="P44"/>
          </table:table-cell>
          <table:covered-table-cell/>
          <table:covered-table-cell/>
          <table:covered-table-cell/>
        </table:table-row>
      </table:table>
      <text:p text:style-name="P45"/>
      <text:p text:style-name="P45"/>
      <text:p text:style-name="P45"/>
      <text:p text:style-name="P45"/>
      <text:p text:style-name="P45"/>
      <text:p text:style-name="Standard"><text:span text:style-name="T38">Training/Conferences/Seminars Updates </text:span><text:span text:style-name="T37">(</text:span><text:span text:style-name="T36">This section is to be completed by the employee being assessed. Please list down training programme(s) i.e. (conference, course, workshop and etc) attended in the year under review</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9"/>
            <text:p text:style-name="Standard"><text:span text:style-name="T47">Title of Training program</text:span></text:p>
          </table:table-cell>
          <table:table-cell table:style-name="Table8.A1" office:value-type="string">
            <text:p text:style-name="P49"/>
            <text:p text:style-name="Standard"><text:span text:style-name="T47">Date/Duration&amp; Venue</text:span></text:p>
          </table:table-cell>
          <table:table-cell table:style-name="Table8.A1" office:value-type="string">
            <text:p text:style-name="P49"/>
            <text:p text:style-name="Standard"><text:span text:style-name="T47">Name of Facilitator</text:span></text:p>
          </table:table-cell>
          <table:table-cell table:style-name="Table8.A1" office:value-type="string">
            <text:p text:style-name="P49"/>
            <text:p text:style-name="Standard"><text:span text:style-name="T47">Impact on performance</text:span></text:p>
          </table:table-cell>
        </table:table-row>
        <table:table-row table:style-name="Table8.2">
          <table:table-cell table:style-name="Table8.A1" office:value-type="string">
            <text:p text:style-name="Standard"><text:span text:style-name="T38">1:</text:span></text:p>
            <text:p text:style-name="P45"/>
          </table:table-cell>
          <table:table-cell table:style-name="Table8.A1" office:value-type="string">
            <text:p text:style-name="P45"/>
          </table:table-cell>
          <table:table-cell table:style-name="Table8.A1" office:value-type="string">
            <text:p text:style-name="P45"/>
          </table:table-cell>
          <table:table-cell table:style-name="Table8.A1" office:value-type="string">
            <text:p text:style-name="P45"/>
          </table:table-cell>
        </table:table-row>
        <table:table-row table:style-name="Table8.2">
          <table:table-cell table:style-name="Table8.A1" office:value-type="string">
            <text:p text:style-name="Standard"><text:span text:style-name="T38">2:</text:span></text:p>
            <text:p text:style-name="P45"/>
          </table:table-cell>
          <table:table-cell table:style-name="Table8.A1" office:value-type="string">
            <text:p text:style-name="P45"/>
          </table:table-cell>
          <table:table-cell table:style-name="Table8.A1" office:value-type="string">
            <text:p text:style-name="P45"/>
          </table:table-cell>
          <table:table-cell table:style-name="Table8.A1" office:value-type="string">
            <text:p text:style-name="P45"/>
          </table:table-cell>
        </table:table-row>
        <table:table-row table:style-name="Table8.4">
          <table:table-cell table:style-name="Table8.A1" office:value-type="string">
            <text:p text:style-name="Standard"><text:span text:style-name="T38">3:</text:span></text:p>
            <text:p text:style-name="P45"/>
          </table:table-cell>
          <table:table-cell table:style-name="Table8.A1" office:value-type="string">
            <text:p text:style-name="P45"/>
          </table:table-cell>
          <table:table-cell table:style-name="Table8.A1" office:value-type="string">
            <text:p text:style-name="P45"/>
          </table:table-cell>
          <table:table-cell table:style-name="Table8.A1" office:value-type="string">
            <text:p text:style-name="P45"/>
          </table:table-cell>
        </table:table-row>
      </table:table>
      <text:p text:style-name="P46"/>
      <text:p text:style-name="Standard"><text:span text:style-name="T33">INVOLVEMENT IN SPECIAL PROJECTS/EVENTS/ASSIGNMENTS</text:span><text:span text:style-name="T34"> </text:span><text:span text:style-name="T39">(This section is to be completed by the employee being assessed. Please list down projects (s) you have been involved in during the period under review) </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9"/>
            <text:p text:style-name="Standard"><text:span text:style-name="T47">Projects (Name)</text:span></text:p>
            <text:p text:style-name="P49"/>
          </table:table-cell>
          <table:table-cell table:style-name="Table9.A1" office:value-type="string">
            <text:p text:style-name="P49"/>
            <text:p text:style-name="Standard"><text:span text:style-name="T47">Role in the Project</text:span></text:p>
          </table:table-cell>
          <table:table-cell table:style-name="Table9.A1" office:value-type="string">
            <text:p text:style-name="P49"/>
            <text:p text:style-name="Standard"><text:span text:style-name="T47">Project Duration &amp; Key Achievement</text:span></text:p>
          </table:table-cell>
          <table:table-cell table:style-name="Table9.A1" office:value-type="string">
            <text:p text:style-name="P49"/>
            <text:p text:style-name="Standard"><text:span text:style-name="T47">Impact on performance</text:span></text:p>
          </table:table-cell>
        </table:table-row>
        <table:table-row table:style-name="Table9.2">
          <table:table-cell table:style-name="Table9.A1" office:value-type="string">
            <text:p text:style-name="Standard"><text:span text:style-name="T41">Project 1:</text:span></text:p>
            <text:p text:style-name="P39"/>
          </table:table-cell>
          <table:table-cell table:style-name="Table9.A1" office:value-type="string">
            <text:p text:style-name="P42"/>
          </table:table-cell>
          <table:table-cell table:style-name="Table9.A1" office:value-type="string">
            <text:p text:style-name="P46"/>
          </table:table-cell>
          <table:table-cell table:style-name="Table9.A1" office:value-type="string">
            <text:p text:style-name="P46"/>
          </table:table-cell>
        </table:table-row>
        <text:soft-page-break/>
        <table:table-row table:style-name="Table9.2">
          <table:table-cell table:style-name="Table9.A1" office:value-type="string">
            <text:p text:style-name="Standard"><text:span text:style-name="T41">Project 2:</text:span></text:p>
            <text:p text:style-name="P39"/>
            <text:p text:style-name="P39"/>
          </table:table-cell>
          <table:table-cell table:style-name="Table9.A1" office:value-type="string">
            <text:p text:style-name="P46"/>
          </table:table-cell>
          <table:table-cell table:style-name="Table9.A1" office:value-type="string">
            <text:p text:style-name="P46"/>
          </table:table-cell>
          <table:table-cell table:style-name="Table9.A1" office:value-type="string">
            <text:p text:style-name="P46"/>
          </table:table-cell>
        </table:table-row>
        <table:table-row table:style-name="Table9.4">
          <table:table-cell table:style-name="Table9.A1" office:value-type="string">
            <text:p text:style-name="Standard"><text:span text:style-name="T41">Project 3:</text:span></text:p>
            <text:p text:style-name="P39"/>
            <text:p text:style-name="P39"/>
          </table:table-cell>
          <table:table-cell table:style-name="Table9.A1" office:value-type="string">
            <text:p text:style-name="P46"/>
          </table:table-cell>
          <table:table-cell table:style-name="Table9.A1" office:value-type="string">
            <text:p text:style-name="P46"/>
          </table:table-cell>
          <table:table-cell table:style-name="Table9.A1" office:value-type="string">
            <text:p text:style-name="P46"/>
          </table:table-cell>
        </table:table-row>
      </table:table>
      <text:p text:style-name="Standard"/>
      <table:table table:name="Table10" table:style-name="Table10">
        <table:table-column table:style-name="Table10.A"/>
        <table:table-column table:style-name="Table10.B"/>
        <table:table-row table:style-name="Table10.1">
          <table:table-cell table:style-name="Table10.A1" table:number-columns-spanned="2" office:value-type="string">
            <text:p text:style-name="Standard"><text:span text:style-name="T41">PART 3: PERFORMANCE IMPROVEMENT AND CAREER DEVELOPMENT PLAN</text:span></text:p>
            <text:p text:style-name="P1"><text:span text:style-name="T40">(To be established by both staff and supervisor together)</text:span></text:p>
          </table:table-cell>
          <table:covered-table-cell/>
        </table:table-row>
        <table:table-row table:style-name="Table10.2">
          <table:table-cell table:style-name="Table10.A1" office:value-type="string">
            <text:p text:style-name="Standard"><text:span text:style-name="T41">Career Road map</text:span><draw:frame draw:style-name="fr1" text:anchor-type="char" svg:x="0.2in" svg:y="0.1854in" svg:width="0.2398in" svg:height="0.7291in" draw:z-index="0"><draw:text-box><text:p text:style-name="Frame_20_contents"/></draw:text-box></draw:frame></text:p>
            <text:p text:style-name="Standard"><text:span text:style-name="T46">e.g</text:span><text:span text:style-name="T41">. </text:span><draw:frame draw:style-name="fr2" text:anchor-type="char" svg:x="0.4398in" svg:y="0.1016in" svg:width="1.4209in" svg:height="0.6854in" draw:z-index="1"><draw:text-box><text:p text:style-name="Frame_20_contents"><text:span text:style-name="T48">General Manager</text:span></text:p><text:p text:style-name="Frame_20_contents"><text:span text:style-name="T48">Sales Manager</text:span></text:p><text:p text:style-name="Frame_20_contents"><text:span text:style-name="T48">Key Account Manager</text:span></text:p><text:p text:style-name="Frame_20_contents"><text:span text:style-name="T48">Sales Executive</text:span></text:p></draw:text-box></draw:frame></text:p>
          </table:table-cell>
          <table:table-cell table:style-name="Table10.A1" office:value-type="string">
            <text:p text:style-name="P43"><draw:frame draw:style-name="fr1" text:anchor-type="char" svg:x="-0.0362in" svg:y="0.0917in" svg:width="0.2398in" svg:height="0.8957in" draw:z-index="2"><draw:text-box><text:p text:style-name="Frame_20_contents"/></draw:text-box></draw:frame></text:p>
            <text:p text:style-name="P43"/>
            <text:p text:style-name="P42"/>
          </table:table-cell>
        </table:table-row>
        <table:table-row table:style-name="Table10.3">
          <table:table-cell table:style-name="Table10.A1" office:value-type="string">
            <text:p text:style-name="Standard"><text:span text:style-name="T41">Employee’s Major strengths</text:span></text:p>
          </table:table-cell>
          <table:table-cell table:style-name="Table10.A1" office:value-type="string">
            <text:p text:style-name="P38"/>
            <text:p text:style-name="P38"/>
            <text:p text:style-name="P38"/>
            <text:p text:style-name="P38"/>
          </table:table-cell>
        </table:table-row>
        <table:table-row table:style-name="Table10.3">
          <table:table-cell table:style-name="Table10.A1" office:value-type="string">
            <text:p text:style-name="Standard"><text:span text:style-name="T41">Areas for development</text:span></text:p>
          </table:table-cell>
          <table:table-cell table:style-name="Table10.A1" office:value-type="string">
            <text:p text:style-name="P38"/>
            <text:p text:style-name="P38"/>
            <text:p text:style-name="P38"/>
            <text:p text:style-name="P38"/>
          </table:table-cell>
        </table:table-row>
        <table:table-row table:style-name="Table10.5">
          <table:table-cell table:style-name="Table10.A1" table:number-columns-spanned="2" office:value-type="string">
            <text:p text:style-name="P1"><text:span text:style-name="T41">EMPLOYEE SECTION</text:span></text:p>
            <text:p text:style-name="Standard"><draw:line text:anchor-type="paragraph" draw:z-index="3" draw:style-name="gr1" draw:text-style-name="P69" svg:x1="-0.0661in" svg:y1="0in" svg:x2="6.4319in" svg:y2="0in"><text:p/></draw:line><text:span text:style-name="T40">Employee’s comments on the Performance Review process and Development Plan Results</text:span></text:p>
            <text:p text:style-name="P38"/>
            <text:p text:style-name="P38"/>
            <text:p text:style-name="P38"/>
            <text:p text:style-name="P38"/>
            <text:p text:style-name="P38"/>
            <text:p text:style-name="P38"/>
            <text:p text:style-name="P38"/>
            <text:p text:style-name="P38"/>
            <text:p text:style-name="Standard"><text:span text:style-name="T40">Are there any changes you would like made to your working environment, which would assist in improving your performance?</text:span></text:p>
            <text:p text:style-name="Standard"><text:span text:style-name="T40">(Please record here)</text:span></text:p>
            <text:p text:style-name="P38"/>
            <text:p text:style-name="P38"/>
            <text:p text:style-name="P38"/>
            <text:p text:style-name="P38"/>
            <text:p text:style-name="P38"/>
            <text:p text:style-name="P38"/>
            <text:p text:style-name="P38"/>
          </table:table-cell>
          <table:covered-table-cell/>
        </table:table-row>
      </table:table>
      <text:p text:style-name="P33"/>
      <text:p text:style-name="P27"><text:span text:style-name="T32">review of RESULTS</text:span></text:p>
      <text:p text:style-name="Standard"><text:span text:style-name="T34">I understand the performance review report and agree with the ratings of the performance appraisal:</text:span></text:p>
      <text:p text:style-name="P47"/>
      <text:p text:style-name="Standard"><text:soft-page-break/><text:span text:style-name="T35">Mid-Year ratings</text:span></text:p>
      <text:p text:style-name="Standard"><draw:rect text:anchor-type="paragraph" draw:z-index="4" draw:style-name="gr2" draw:text-style-name="P69" svg:width="0.1232in" svg:height="0.1232in" svg:x="1.6665in" svg:y="0.0807in"><text:p/></draw:rect><draw:rect text:anchor-type="paragraph" draw:z-index="5" draw:style-name="gr2" draw:text-style-name="P69" svg:width="0.1232in" svg:height="0.1232in" svg:x="3.25in" svg:y="0.0807in"><text:p/></draw:rect><draw:rect text:anchor-type="paragraph" draw:z-index="6" draw:style-name="gr2" draw:text-style-name="P69" svg:width="0.1232in" svg:height="0.1232in" svg:x="5.1665in" svg:y="0.0807in"><text:p/></draw:rect><draw:rect text:anchor-type="paragraph" draw:z-index="7" draw:style-name="gr2" draw:text-style-name="P69" svg:width="0.1232in" svg:height="0.1232in" svg:x="0.0563in" svg:y="0.0807in"><text:p/></draw:rect><text:span text:style-name="T34"> <text:s text:c="5"/>Entirely <text:s text:c="25"/>Mostly <text:s text:c="28"/>To some extent <text:s text:c="9"/><text:tab/> <text:s text:c="8"/>Not at all</text:span></text:p>
      <text:p text:style-name="P48"/>
      <text:p text:style-name="Standard"><text:span text:style-name="T34">Employee’s Name……………………………………Signature………………Date……………….</text:span></text:p>
      <text:p text:style-name="P48"/>
      <text:p text:style-name="P47"/>
      <text:p text:style-name="P47"/>
      <text:p text:style-name="Standard"><text:span text:style-name="T35">End of Year ratings</text:span></text:p>
      <text:p text:style-name="P48"/>
      <text:p text:style-name="Standard"><draw:rect text:anchor-type="paragraph" draw:z-index="8" draw:style-name="gr2" draw:text-style-name="P69" svg:width="0.1232in" svg:height="0.1232in" svg:x="5.0835in" svg:y="0.0598in"><text:p/></draw:rect><draw:rect text:anchor-type="paragraph" draw:z-index="9" draw:style-name="gr2" draw:text-style-name="P69" svg:width="0.1232in" svg:height="0.1232in" svg:x="3.2917in" svg:y="0.0598in"><text:p/></draw:rect><draw:rect text:anchor-type="paragraph" draw:z-index="10" draw:style-name="gr2" draw:text-style-name="P69" svg:width="0.1232in" svg:height="0.1232in" svg:x="1.6665in" svg:y="0.0598in"><text:p/></draw:rect><draw:rect text:anchor-type="paragraph" draw:z-index="11" draw:style-name="gr2" draw:text-style-name="P69" svg:width="0.1232in" svg:height="0.1232in" svg:x="0.0563in" svg:y="0.0598in"><text:p/></draw:rect><text:span text:style-name="T34"> <text:s text:c="5"/>Entirely <text:s text:c="25"/>Mostly <text:s text:c="28"/>To some extent <text:s text:c="9"/><text:tab/> <text:s text:c="6"/>Not at all</text:span></text:p>
      <text:p text:style-name="P48"/>
      <text:p text:style-name="P48"/>
      <text:p text:style-name="Standard"><text:span text:style-name="T34">Employee’s Name…………………………………</text:span><text:bookmark text:name="_GoBack"/><text:span text:style-name="T34">…..Signatur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fo:font-size="11pt" style:font-size-asian="11pt" style:font-size-complex="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4pt" fo:font-weight="bold" style:font-size-asian="14pt"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fo:font-family="Arial" style:font-family-generic="roman" style:font-pitch="variable" fo:font-weight="bold" style:font-weight-asian="bold" style:font-size-complex="10pt"/>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roman" style:font-pitch="variable" style:font-size-complex="10pt"/>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style:font-name="Arial" fo:font-family="Arial" style:font-family-generic="roman" style:font-pitch="variable" fo:font-weight="bold" style:font-weight-asian="bold" style:font-size-complex="10pt"/>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1pt" style:font-size-asian="11pt"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size="11pt"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25in" fo:margin-right="0in" fo:text-indent="0in" style:auto-text-indent="false"/>
      <style:text-properties fo:font-size="10pt" fo:font-style="italic" style:font-size-asian="10pt" style:font-style-asian="italic"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_20_Char_20_Char_20_Char" style:display-name="Char Char Char Char" style:family="paragraph" style:parent-style-name="Standard" style:default-outline-level="">
      <style:paragraph-properties fo:margin-top="0in" fo:margin-bottom="0.111in" style:contextual-spacing="false" fo:line-height="0.1665in"/>
      <style:text-properties style:font-name="Verdana" fo:font-family="Verdana" style:font-family-generic="roman" style:font-pitch="variable" fo:font-size="10pt" style:font-size-asian="10pt" style:font-size-complex="10pt"/>
    </style:style>
    <style:style style:name="Colorful_20_List_20_-_20_Accent_20_11" style:display-name="Colorful List - Accent 11"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rfc-language-tag="x-none" style:rfc-language-tag-asian="x-non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text-properties fo:font-size="12pt" style:font-size-asian="12pt" style:font-size-complex="12pt"/>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fo:font-size="8pt" style:font-size-asian="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SymbolMT" style:font-family-complex="SymbolMT" style:font-family-generic-complex="system" style:font-pitch-complex="variable"/>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8pt" style:font-size-asian="8pt" style:font-name-complex="Wingdings1" style:font-family-complex="Wingdings"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fo:font-size="8pt" style:font-size-asian="8pt"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fo:font-size="8pt" style:font-size-asian="8pt" style:font-name-complex="Wingdings1" style:font-family-complex="Wingdings"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Narrow" fo:font-weight="bold" style:font-weight-asian="bold" style:font-name-complex="Arial1"/>
    </style:style>
    <style:style style:name="MP2" style:family="paragraph" style:parent-style-name="Footer">
      <style:paragraph-properties fo:margin-left="0in" fo:margin-right="0.25in" fo:text-indent="0in" style:auto-text-indent="false"/>
    </style:style>
    <style:style style:name="MP3" style:family="paragraph" style:parent-style-name="Footer">
      <style:paragraph-properties fo:padding="0in" fo:border="non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0008in" fo:margin-right="-0.0008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fo:padding="0in" fo:border="0.06pt solid #000000">
        <style:background-image/>
      </style:graphic-properties>
    </style:style>
    <style:page-layout style:name="Mpm1">
      <style:page-layout-properties fo:page-width="8.2681in" fo:page-height="11.6929in" style:num-format="1" style:print-orientation="portrait" fo:margin-top="0in" fo:margin-bottom="0in" fo:margin-left="0.5in" fo:margin-right="0.5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82in" fo:margin-left="0in" fo:margin-right="0in" fo:margin-bottom="0.7484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header>
        <text:p text:style-name="MP1"/>
        <text:p text:style-name="MP1"/>
        <text:p text:style-name="Header"><draw:frame draw:style-name="Mfr1" draw:name="Picture" text:anchor-type="as-char" svg:width="7.1346in" svg:height="0.448in" draw:z-index="19"><draw:image xlink:href="Pictures/1000000000000A2E00000085B0EE404B.jpg" xlink:type="simple" xlink:show="embed" xlink:actuate="onLoad"/><svg:desc>Emailing Logo strip (2)</svg:desc></draw:frame></text:p>
        <text:p text:style-name="Header"/>
      </style:header>
      <style:footer>
        <text:p text:style-name="MP2"><draw:frame draw:style-name="Mfr2" text:anchor-type="char" svg:x="7.1984in" svg:y="0.0008in" svg:width="0.0701in" svg:height="0.1598in" draw:z-index="27"><draw:text-box><text:p text:style-name="MP3"><text:page-number text:select-page="current">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4:33:00</meta:creation-date>
    <meta:initial-creator>Engage</meta:initial-creator>
    <dc:language>en-US</dc:language>
    <meta:print-date>2011-06-13T09:06:00</meta:print-date>
    <dc:date>2015-05-22T12:50:39.065379990</dc:date>
    <meta:editing-cycles>7</meta:editing-cycles>
    <dc:title>PROBATIONAR’S EVALUATION</dc:title>
    <meta:editing-duration>PT3S</meta:editing-duration>
    <meta:generator>LibreOffice/4.2.8.2$Linux_x86 LibreOffice_project/420m0$Build-2</meta:generator>
    <meta:document-statistic meta:table-count="10" meta:image-count="1" meta:object-count="0" meta:page-count="8" meta:paragraph-count="273" meta:word-count="991" meta:character-count="7112" meta:non-whitespace-character-count="6031"/>
    <meta:template xlink:type="simple" xlink:actuate="onRequest" xlink:title="Normal" xlink:href=""/>
  </office:meta>
</office:document-meta>
</file>